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Courier New1" svg:font-family="'Courier New'" style:font-family-generic="modern" style:font-pitch="fixed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2cm" fo:min-width="3.4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33cm" fo:min-width="3.4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6.16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outline1">
      <style:graphic-properties fo:min-height="15.734cm"/>
    </style:style>
    <style:style style:name="pr8" style:family="presentation" style:parent-style-name="TWU_20_Slide-notes">
      <style:graphic-properties draw:fill-color="#ffffff" fo:min-height="12.572cm"/>
    </style:style>
    <style:style style:name="pr9" style:family="presentation" style:parent-style-name="TWU_20_Slide-outline1">
      <style:graphic-properties fo:min-height="2.676cm"/>
    </style:style>
    <style:style style:name="pr10" style:family="presentation" style:parent-style-name="TWU_20_Slide-title">
      <style:graphic-properties draw:auto-grow-height="true" fo:min-height="1.808cm"/>
    </style:style>
    <style:style style:name="pr11" style:family="presentation" style:parent-style-name="TWU_20_Slide-outline1">
      <style:graphic-properties draw:auto-grow-height="true" fo:min-height="2.041cm"/>
    </style:style>
    <style:style style:name="pr12" style:family="presentation" style:parent-style-name="TWU_20_Slide-outline1">
      <style:graphic-properties fo:min-height="0.771cm"/>
    </style:style>
    <style:style style:name="pr13" style:family="presentation" style:parent-style-name="TWU_20_Slide-outline1">
      <style:graphic-properties fo:min-height="2.0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0cm"/>
    </style:style>
    <style:style style:name="P4" style:family="paragraph">
      <style:text-properties style:use-window-font-color="true" fo:font-size="22pt" style:font-size-asian="22pt" style:font-size-complex="22pt"/>
    </style:style>
    <style:style style:name="P5" style:family="paragraph">
      <style:text-properties fo:font-size="16pt"/>
    </style:style>
    <style:style style:name="P6" style:family="paragraph">
      <style:paragraph-properties fo:text-align="center"/>
      <style:text-properties fo:color="#23ff23" style:font-name="Lucida Sans4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23ff23"/>
    </style:style>
    <style:style style:name="P8" style:family="paragraph">
      <style:text-properties style:font-name="Courier New1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Courier New1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23ff23" style:font-name="Lucida Sans4" fo:font-weight="bold" style:font-weight-asian="bold" style:font-weight-complex="bold"/>
    </style:style>
    <style:style style:name="P11" style:family="paragraph">
      <style:paragraph-properties fo:text-align="center"/>
      <style:text-properties fo:color="#ffcc99" style:font-name="Lucida Sans4" fo:font-weight="bold" style:font-weight-asian="bold" style:font-weight-complex="bold"/>
    </style:style>
    <style:style style:name="P12" style:family="paragraph">
      <style:paragraph-properties fo:text-align="center"/>
      <style:text-properties fo:color="#ffcc99"/>
    </style:style>
    <style:style style:name="P13" style:family="paragraph">
      <style:paragraph-properties fo:text-align="center"/>
      <style:text-properties fo:color="#ffff00" style:font-name="Lucida Sans4" fo:font-weight="bold" style:font-weight-asian="bold" style:font-weight-complex="bold"/>
    </style:style>
    <style:style style:name="P14" style:family="paragraph">
      <style:paragraph-properties fo:text-align="center"/>
      <style:text-properties fo:color="#ffffff" style:font-name="Lucida Sans4" fo:font-weight="bold" style:font-weight-asian="bold" style:font-weight-complex="bold"/>
    </style:style>
    <style:style style:name="T1" style:family="text">
      <style:text-properties fo:color="#ffff00" style:font-name="Lucida Sans4" fo:font-weight="bold" style:font-weight-asian="bold" style:font-weight-complex="bold"/>
    </style:style>
    <style:style style:name="T2" style:family="text">
      <style:text-properties style:font-name="Lucida Sans4" fo:font-weight="bold" style:font-weight-asian="bold" style:font-weight-complex="bold"/>
    </style:style>
    <style:style style:name="T3" style:family="text">
      <style:text-properties fo:color="#ff808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808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ffff00" fo:font-size="22pt" style:font-size-asian="22pt" style:font-size-complex="22pt"/>
    </style:style>
    <style:style style:name="T7" style:family="text">
      <style:text-properties style:use-window-font-color="true" fo:font-size="22pt" style:font-size-asian="22pt" style:font-size-complex="22pt"/>
    </style:style>
    <style:style style:name="T8" style:family="text">
      <style:text-properties fo:color="#23ff23" fo:font-size="22pt" style:font-size-asian="22pt" style:font-size-complex="22pt"/>
    </style:style>
    <style:style style:name="T9" style:family="text">
      <style:text-properties fo:color="#23ff23" style:text-position="33% 58%" fo:font-size="22pt" style:font-size-asian="22pt" style:font-size-complex="22pt"/>
    </style:style>
    <style:style style:name="T10" style:family="text">
      <style:text-properties fo:color="#ffffff" fo:font-size="22pt" style:font-size-asian="22pt" style:font-size-complex="22pt"/>
    </style:style>
    <style:style style:name="T11" style:family="text">
      <style:text-properties style:use-window-font-color="true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23ff23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ffcc99"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ffcc99" fo:font-size="22pt" style:font-size-asian="22pt" style:font-size-complex="22pt"/>
    </style:style>
    <style:style style:name="T15" style:family="text">
      <style:text-properties fo:color="#ffcc99" style:text-position="0% 100%" fo:font-size="22pt" style:font-size-asian="22pt" style:font-size-complex="22pt"/>
    </style:style>
    <style:style style:name="T16" style:family="text">
      <style:text-properties fo:color="#ffcc99" style:text-position="-33% 58%" fo:font-size="22pt" style:font-size-asian="22pt" style:font-size-complex="22pt"/>
    </style:style>
    <style:style style:name="T17" style:family="text">
      <style:text-properties fo:color="#ffffff" style:text-position="0% 100%" fo:font-size="22pt" style:font-size-asian="22pt" style:font-size-complex="22pt"/>
    </style:style>
    <style:style style:name="T18" style:family="text">
      <style:text-properties fo:color="#23ff23" style:text-position="0% 100%" fo:font-size="22pt" style:font-size-asian="22pt" style:font-size-complex="22pt"/>
    </style:style>
    <style:style style:name="T19" style:family="text">
      <style:text-properties fo:color="#ffff00" style:text-position="0% 100%" fo:font-size="22pt" style:font-size-asian="22pt" style:font-size-complex="22pt"/>
    </style:style>
    <style:style style:name="T20" style:family="text">
      <style:text-properties fo:color="#ffcc99" style:text-position="33% 58%" fo:font-size="22pt" style:font-size-asian="22pt" style:font-size-complex="22pt"/>
    </style:style>
    <style:style style:name="T21" style:family="text">
      <style:text-properties fo:color="#ffff00" style:text-position="0% 100%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ffffff" style:text-position="0% 100%" fo:font-size="22pt" fo:font-style="normal" style:font-size-asian="22pt" style:font-style-asian="normal" style:font-size-complex="22pt" style:font-style-complex="normal"/>
    </style:style>
    <style:style style:name="T23" style:family="text">
      <style:text-properties fo:color="#23ff23" style:text-position="0% 100%" fo:font-size="22pt" fo:font-style="normal" style:font-size-asian="22pt" style:font-style-asian="normal" style:font-size-complex="22pt" style:font-style-complex="normal"/>
    </style:style>
    <style:style style:name="T24" style:family="text">
      <style:text-properties fo:color="#ffffff" style:text-position="33% 58%" fo:font-size="22pt" style:font-size-asian="22pt" style:font-size-complex="22pt"/>
    </style:style>
    <style:style style:name="T25" style:family="text">
      <style:text-properties fo:color="#23ff23" style:text-position="-33% 58%" fo:font-size="22pt" style:font-size-asian="22pt" style:font-size-complex="22pt"/>
    </style:style>
    <style:style style:name="T26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27" style:family="text">
      <style:text-properties fo:color="#ffff00" fo:font-size="22pt" fo:font-style="normal" style:font-size-asian="22pt" style:font-style-asian="normal" style:font-size-complex="22pt" style:font-style-complex="normal"/>
    </style:style>
    <style:style style:name="T28" style:family="text">
      <style:text-properties fo:color="#23ff23" fo:font-size="22pt" fo:font-style="normal" style:font-size-asian="22pt" style:font-style-asian="normal" style:font-size-complex="22pt" style:font-style-complex="normal"/>
    </style:style>
    <style:style style:name="T29" style:family="text">
      <style:text-properties fo:color="#ffcc99"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23ff23" style:font-name="Lucida Sans4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23ff23" style:font-name="Courier New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cc99" style:font-name="Courier New1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23ff23" style:font-name="Courier New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ffff" style:font-name="Courier New1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ffff00" style:font-name="Courier New1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dcff" fo:font-size="22pt" style:font-size-asian="22pt" style:font-size-complex="22pt"/>
    </style:style>
    <style:style style:name="T39" style:family="text">
      <style:text-properties fo:color="#ffff00"/>
    </style:style>
    <style:style style:name="T40" style:family="text">
      <style:text-properties fo:color="#ffffff"/>
    </style:style>
    <style:style style:name="T41" style:family="text">
      <style:text-properties fo:color="#ffff00" style:font-name="Courier New1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23ff23" style:font-name="Lucida Sans4" fo:font-weight="bold" style:font-weight-asian="bold" style:font-weight-complex="bold"/>
    </style:style>
    <style:style style:name="T43" style:family="text">
      <style:text-properties fo:color="#ffcc99" style:font-name="Lucida Sans4" fo:font-weight="bold" style:font-weight-asian="bold" style:font-weight-complex="bold"/>
    </style:style>
    <style:style style:name="T44" style:family="text">
      <style:text-properties fo:color="#ffffff" style:font-name="Lucida Sans4" fo:font-weight="bold" style:font-weight-asian="bold" style:font-weight-complex="bold"/>
    </style:style>
    <style:style style:name="T45" style:family="text">
      <style:text-properties fo:color="#ffcc99" style:font-name="Courier New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final exam</presentation:footer-decl>
      <presentation:footer-decl presentation:name="ftr2">CMPTxxxx</presentation:footer-decl>
      <presentation:date-time-decl presentation:name="dtd1" presentation:source="fixed">12 Dec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inal Exam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Dec 2013</text:p>
            <text:p text:style-name="P1">14:00 – 17:00</text:p>
            <text:p text:style-name="P1">CMPT231</text:p>
            <text:p text:style-name="P1">Dr. Sean Ho</text:p>
            <text:p text:style-name="P1">Trinity Western University</text:p>
          </draw:text-box>
        </draw:frame>
        <draw:custom-shape draw:style-name="gr1" draw:text-style-name="P2" draw:layer="layout" svg:width="11.057cm" svg:height="9.859cm" svg:x="16.013cm" svg:y="4.746cm">
          <text:p><text:span text:style-name="T1">YES</text:span><text:span text:style-name="T2">:</text:span></text:p>
          <text:list text:style-name="L1">
            <text:list-item>
              <text:p><text:span text:style-name="T2">Textbook</text:span></text:p>
            </text:list-item>
            <text:list-item>
              <text:p><text:span text:style-name="T2">Paper notes</text:span></text:p>
            </text:list-item>
            <text:list-item>
              <text:p><text:span text:style-name="T2">Calculator</text:span></text:p>
            </text:list-item>
            <text:list-item>
              <text:p><text:span text:style-name="T2">Pen/pencil and spare paper</text:span></text:p>
            </text:list-item>
          </text:list>
          <text:p><text:span text:style-name="T2"/></text:p>
          <text:p><text:span text:style-name="T1">NO</text:span><text:span text:style-name="T2">:</text:span></text:p>
          <text:list text:continue-numbering="true" text:style-name="L1">
            <text:list-item>
              <text:p><text:span text:style-name="T2">Cellphone (off/mute)</text:span></text:p>
            </text:list-item>
            <text:list-item>
              <text:p><text:span text:style-name="T2">Use of desktop Macs</text:span></text:p>
            </text:list-item>
            <text:list-item>
              <text:p><text:span text:style-name="T2">Laptop / tablet /</text:span><text:span text:style-name="T2"><text:line-break/></text:span><text:span text:style-name="T2">other electronic devs</text:span></text:p>
            </text:list-item>
            <text:list-item>
              <text:p><text:span text:style-name="T2">Real-time communication</text:span><text:span text:style-name="T2"><text:line-break/></text:span><text:span text:style-name="T2">with anyone except instruct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Final Exam: 2-5pm, 90pts</text:p>
          </draw:text-box>
        </draw:frame>
        <draw:frame presentation:style-name="pr5" draw:text-style-name="P4" draw:layer="layout" svg:width="26.67cm" svg:height="16.531cm" svg:x="0.635cm" svg:y="2.82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4">[6]</text:span><text:span text:style-name="T5"> </text:span><text:span text:style-name="T6">Prove</text:span><text:span text:style-name="T7"> from definition: </text:span><text:span text:style-name="T8">n</text:span><text:span text:style-name="T9">2</text:span><text:span text:style-name="T8"> </text:span><text:span text:style-name="T7">+</text:span><text:span text:style-name="T8"> 4 n lg n</text:span><text:span text:style-name="T7"> ∊ Θ(</text:span><text:span text:style-name="T8">n</text:span><text:span text:style-name="T9">2</text:span><text:span text:style-name="T7">)</text:span></text:p>
              </text:list-item>
              <text:list-item>
                <text:p><text:span text:style-name="T3"><text:s/></text:span><text:span text:style-name="T4">[8]</text:span><text:span text:style-name="T5"> </text:span><text:span text:style-name="T6">Solve</text:span><text:span text:style-name="T10"> (prove, show work): </text:span><text:span text:style-name="T8">T(n)</text:span><text:span text:style-name="T10"> = </text:span><text:span text:style-name="T8">2T(n/2)</text:span><text:span text:style-name="T10"> + </text:span><text:span text:style-name="T8">n</text:span><text:span text:style-name="T9">3</text:span></text:p>
              </text:list-item>
              <text:list-item>
                <text:p><text:span text:style-name="T3"><text:s/></text:span><text:span text:style-name="T4">[8]</text:span><text:span text:style-name="T5"> </text:span><text:span text:style-name="T6">Solve</text:span><text:span text:style-name="T10"> (prove, show work): </text:span><text:span text:style-name="T8">T(n)</text:span><text:span text:style-name="T10"> = </text:span><text:span text:style-name="T8">T(n/2)</text:span><text:span text:style-name="T10"> + </text:span><text:span text:style-name="T8">T(n/4)</text:span><text:span text:style-name="T10"> + </text:span><text:span text:style-name="T8">T(n/8)</text:span><text:span text:style-name="T10"> + </text:span><text:span text:style-name="T8">n</text:span></text:p>
              </text:list-item>
              <text:list-item>
                <text:p><text:span text:style-name="T7">Demonstrate on input: </text:span><text:span text:style-name="T8">A N P L </text:span><text:span text:style-name="T7">. </text:span><text:span text:style-name="T8">H F U D</text:span><text:span text:style-name="T7"> . </text:span><text:span text:style-name="T8">E G B O</text:span><text:span text:style-name="T7"> . </text:span><text:span text:style-name="T8">M Y K I</text:span></text:p>
                <text:list>
                  <text:list-item>
                    <text:p><text:span text:style-name="T3"><text:s/></text:span><text:span text:style-name="T4">[8]</text:span><text:span text:style-name="T5"> </text:span><text:span text:style-name="T6">MergeSort</text:span><text:span text:style-name="T7"> </text:span><text:span text:style-name="T11">(# </text:span><text:span text:style-name="T12">copies</text:span><text:span text:style-name="T11">?)</text:span><text:span text:style-name="T7">,</text:span><text:span text:style-name="T3"> </text:span><text:span text:style-name="T4">[8]</text:span><text:span text:style-name="T7"> </text:span><text:span text:style-name="T6">QuickSort</text:span><text:span text:style-name="T7"> (non-rand) </text:span><text:span text:style-name="T11">(# </text:span><text:span text:style-name="T12">swaps</text:span><text:span text:style-name="T11">?)</text:span></text:p>
                  </text:list-item>
                  <text:list-item>
                    <text:p><text:span text:style-name="T3"><text:s/></text:span><text:span text:style-name="T4">[8]</text:span><text:span text:style-name="T5"> </text:span><text:span text:style-name="T6">Radix</text:span><text:span text:style-name="T7"> sort </text:span><text:span text:style-name="T11">(convert using </text:span><text:span text:style-name="T12">A</text:span><text:span text:style-name="T11">→</text:span><text:span text:style-name="T13">0</text:span><text:span text:style-name="T11"> .. </text:span><text:span text:style-name="T12">Z</text:span><text:span text:style-name="T11">→</text:span><text:span text:style-name="T13">25</text:span><text:span text:style-name="T11"> and use base </text:span><text:span text:style-name="T12">3</text:span><text:span text:style-name="T11">)</text:span></text:p>
                  </text:list-item>
                  <text:list-item>
                    <text:p><text:span text:style-name="T3"><text:s/></text:span><text:span text:style-name="T4">[6]</text:span><text:span text:style-name="T5"> </text:span><text:span text:style-name="T6">Bucket</text:span><text:span text:style-name="T7"> sort </text:span><text:span text:style-name="T11">(divide by </text:span><text:span text:style-name="T12">25</text:span><text:span text:style-name="T11"> to get in the range </text:span><text:span text:style-name="T13">[0,1)</text:span><text:span text:style-name="T11">)</text:span></text:p>
                  </text:list-item>
                </text:list>
              </text:list-item>
              <text:list-item>
                <text:p><text:span text:style-name="T3"><text:s/></text:span><text:span text:style-name="T4">[8]</text:span><text:span text:style-name="T5"> </text:span><text:span text:style-name="T6">Code</text:span><text:span text:style-name="T7"> an efficient function to count the </text:span><text:span text:style-name="T6">leaves</text:span><text:span text:style-name="T7"> in a binary tree</text:span></text:p>
              </text:list-item>
              <text:list-item>
                <text:p><text:span text:style-name="T3"><text:s/></text:span><text:span text:style-name="T4">[8]</text:span><text:span text:style-name="T5"> </text:span><text:span text:style-name="T7">Compare and contrast </text:span><text:span text:style-name="T6">dynamic programming</text:span><text:span text:style-name="T7"> vs. </text:span><text:span text:style-name="T6">greedy</text:span><text:span text:style-name="T7">.</text:span><text:span text:style-name="T7"><text:line-break/></text:span><text:span text:style-name="T7">How can you tell when to use one vs. the other?</text:span></text:p>
              </text:list-item>
              <text:list-item>
                <text:p><text:span text:style-name="T7">Given the weighted, directed </text:span><text:span text:style-name="T6">edge list</text:span><text:span text:style-name="T7"> (sorted by alpha):</text:span><text:span text:style-name="T7"><text:line-break/></text:span><text:span text:style-name="T7"><text:tab/></text:span><text:span text:style-name="T6">t</text:span><text:span text:style-name="T7">:(</text:span><text:span text:style-name="T8">w</text:span><text:span text:style-name="T7">:</text:span><text:span text:style-name="T14">0</text:span><text:span text:style-name="T7">, </text:span><text:span text:style-name="T8">x</text:span><text:span text:style-name="T7">:</text:span><text:span text:style-name="T14">2</text:span><text:span text:style-name="T7">, </text:span><text:span text:style-name="T8">y</text:span><text:span text:style-name="T7">:</text:span><text:span text:style-name="T14">7</text:span><text:span text:style-name="T7">), </text:span><text:span text:style-name="T6">w</text:span><text:span text:style-name="T7">:(</text:span><text:span text:style-name="T8">z</text:span><text:span text:style-name="T7">:</text:span><text:span text:style-name="T14">3</text:span><text:span text:style-name="T7">), </text:span><text:span text:style-name="T6">x</text:span><text:span text:style-name="T7">:(</text:span><text:span text:style-name="T8">y</text:span><text:span text:style-name="T7">:</text:span><text:span text:style-name="T14">4</text:span><text:span text:style-name="T7">), </text:span><text:span text:style-name="T6">y</text:span><text:span text:style-name="T7">:(</text:span><text:span text:style-name="T8">w</text:span><text:span text:style-name="T7">:</text:span><text:span text:style-name="T14">2</text:span><text:span text:style-name="T7">, </text:span><text:span text:style-name="T8">x</text:span><text:span text:style-name="T7">:</text:span><text:span text:style-name="T14">2</text:span><text:span text:style-name="T7">), </text:span><text:span text:style-name="T6">z</text:span><text:span text:style-name="T7">:(</text:span><text:span text:style-name="T8">y</text:span><text:span text:style-name="T7">:</text:span><text:span text:style-name="T14">1</text:span><text:span text:style-name="T7">)</text:span></text:p>
                <text:list>
                  <text:list-item>
                    <text:p><text:span text:style-name="T3"><text:s/></text:span><text:span text:style-name="T4">[6]</text:span><text:span text:style-name="T5"> </text:span><text:span text:style-name="T7">Convert to </text:span><text:span text:style-name="T6">weighted adjacency matrix</text:span><text:span text:style-name="T7"> and draw the </text:span><text:span text:style-name="T6">graph</text:span></text:p>
                  </text:list-item>
                  <text:list-item>
                    <text:p><text:span text:style-name="T3"><text:s/></text:span><text:span text:style-name="T4">[6]</text:span><text:span text:style-name="T5"> </text:span><text:span text:style-name="T7">Demonstrate </text:span><text:span text:style-name="T6">Dijkstra</text:span><text:span text:style-name="T7"> shortest-paths starting at </text:span><text:span text:style-name="T8">t</text:span></text:p>
                  </text:list-item>
                  <text:list-item>
                    <text:p><text:span text:style-name="T3"><text:s/></text:span><text:span text:style-name="T4">[10]</text:span><text:span text:style-name="T5"> </text:span><text:span text:style-name="T7">Demonstrate </text:span><text:span text:style-name="T6">Floyd-Warshall</text:span><text:span text:style-name="T7">. What is the </text:span><text:span text:style-name="T6">diameter</text:span><text:span text:style-name="T7">?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olutions: #1 (6pts) &amp; 2 (8pts)</text:p>
          </draw:text-box>
        </draw:frame>
        <draw:frame presentation:style-name="pr7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6">Prove</text:span><text:span text:style-name="T5"> </text:span><text:span text:style-name="T10">from definition: </text:span><text:span text:style-name="T8">n</text:span><text:span text:style-name="T9">2</text:span><text:span text:style-name="T10"> + </text:span><text:span text:style-name="T8">4 n lg n</text:span><text:span text:style-name="T10"> ∊ </text:span><text:span text:style-name="T8">Θ(n</text:span><text:span text:style-name="T9">2</text:span><text:span text:style-name="T8">)</text:span></text:p>
                <text:list>
                  <text:list-item>
                    <text:p><text:span text:style-name="T10">Let </text:span><text:span text:style-name="T15">n</text:span><text:span text:style-name="T16">0 </text:span><text:span text:style-name="T15">= 1</text:span><text:span text:style-name="T17">, </text:span><text:span text:style-name="T15">c</text:span><text:span text:style-name="T16">0 </text:span><text:span text:style-name="T15">= 1</text:span><text:span text:style-name="T17">, and </text:span><text:span text:style-name="T15">c</text:span><text:span text:style-name="T16">1</text:span><text:span text:style-name="T15"> = 5</text:span><text:span text:style-name="T17">, for example:</text:span></text:p>
                    <text:list>
                      <text:list-item>
                        <text:p><text:span text:style-name="T17">∀ </text:span><text:span text:style-name="T15">n ≥ 1</text:span><text:span text:style-name="T17">: </text:span><text:span text:style-name="T18">lg n ≥ 0</text:span><text:span text:style-name="T17">, so </text:span><text:span text:style-name="T18">4n lg n ≥ 0</text:span><text:span text:style-name="T17">, so </text:span><text:span text:style-name="T18">n</text:span><text:span text:style-name="T9">2</text:span><text:span text:style-name="T18"> ≤ n</text:span><text:span text:style-name="T9">2</text:span><text:span text:style-name="T18"> + 4n lg n</text:span></text:p>
                      </text:list-item>
                      <text:list-item>
                        <text:p><text:span text:style-name="T17">∀ </text:span><text:span text:style-name="T15">n ≥ 1</text:span><text:span text:style-name="T17">:</text:span><text:span text:style-name="T18"> lg n &lt; n</text:span><text:span text:style-name="T17">, so </text:span><text:span text:style-name="T18">4n lg n &lt; 4n</text:span><text:span text:style-name="T9">2</text:span><text:span text:style-name="T17">, so </text:span><text:span text:style-name="T18">n</text:span><text:span text:style-name="T9">2</text:span><text:span text:style-name="T18"> + 4n lg n ≤ 5n</text:span><text:span text:style-name="T9">2</text:span></text:p>
                      </text:list-item>
                    </text:list>
                  </text:list-item>
                  <text:list-item>
                    <text:p><text:span text:style-name="T17">Thus, ∀ </text:span><text:span text:style-name="T15">n ≥ 1</text:span><text:span text:style-name="T17">: </text:span><text:span text:style-name="T18">1n</text:span><text:span text:style-name="T9">2</text:span><text:span text:style-name="T17"> ≤ </text:span><text:span text:style-name="T18">n</text:span><text:span text:style-name="T9">2</text:span><text:span text:style-name="T18"> + 4n lg n</text:span><text:span text:style-name="T17"> ≤ </text:span><text:span text:style-name="T18">5n</text:span><text:span text:style-name="T9">2</text:span><text:span text:style-name="T17">.</text:span></text:p>
                  </text:list-item>
                </text:list>
              </text:list-item>
              <text:list-item>
                <text:p><text:span text:style-name="T19">Solve</text:span><text:span text:style-name="T17"> (prove, show work): </text:span><text:span text:style-name="T18">T(n)</text:span><text:span text:style-name="T17"> = </text:span><text:span text:style-name="T18">2T(n/2)</text:span><text:span text:style-name="T17"> + </text:span><text:span text:style-name="T18">n</text:span><text:span text:style-name="T9">3</text:span></text:p>
                <text:list>
                  <text:list-item>
                    <text:p><text:span text:style-name="T19">Master method</text:span><text:span text:style-name="T17">: </text:span><text:span text:style-name="T15">a = 2</text:span><text:span text:style-name="T17">, </text:span><text:span text:style-name="T15">b = 2</text:span><text:span text:style-name="T17">, </text:span><text:span text:style-name="T15">f(n) = n</text:span><text:span text:style-name="T20">3</text:span></text:p>
                    <text:list>
                      <text:list-item>
                        <text:p><text:span text:style-name="T18">n</text:span><text:span text:style-name="T9">log_b(a)</text:span><text:span text:style-name="T17"> = </text:span><text:span text:style-name="T18">n</text:span><text:span text:style-name="T9">lg2</text:span><text:span text:style-name="T17">, and f(n) = </text:span><text:span text:style-name="T18">n</text:span><text:span text:style-name="T9">3</text:span><text:span text:style-name="T17"> ∊ Ω(</text:span><text:span text:style-name="T18">n</text:span><text:span text:style-name="T9">lg2+ε</text:span><text:span text:style-name="T17">) for all </text:span><text:span text:style-name="T15">ε ≤ 2</text:span></text:p>
                      </text:list-item>
                      <text:list-item>
                        <text:p><text:span text:style-name="T19">Regularity</text:span><text:span text:style-name="T17"> cond: </text:span><text:span text:style-name="T18">a f(n/b) </text:span><text:span text:style-name="T17">= </text:span><text:span text:style-name="T18">2(n/2)</text:span><text:span text:style-name="T9">3</text:span><text:span text:style-name="T18"> </text:span><text:span text:style-name="T17">= </text:span><text:span text:style-name="T18">n</text:span><text:span text:style-name="T9">3</text:span><text:span text:style-name="T18">/4</text:span><text:span text:style-name="T17"> = </text:span><text:span text:style-name="T18">c f(n)</text:span><text:span text:style-name="T17">, </text:span><text:span text:style-name="T15">c=1/4</text:span></text:p>
                      </text:list-item>
                      <text:list-item>
                        <text:p><text:span text:style-name="T17">So </text:span><text:span text:style-name="T19">case 3</text:span><text:span text:style-name="T17"> holds, so the solution is </text:span><text:span text:style-name="T18">T(n)</text:span><text:span text:style-name="T17"> =</text:span><text:span text:style-name="T18"> Θ(n</text:span><text:span text:style-name="T9">3</text:span><text:span text:style-name="T18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olutions: #3 (8pts)</text:p>
          </draw:text-box>
        </draw:frame>
        <draw:frame presentation:style-name="pr7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21">Solve</text:span><text:span text:style-name="T22"> (prove, show work): </text:span><text:span text:style-name="T23">T(n)</text:span><text:span text:style-name="T22"> = </text:span><text:span text:style-name="T23">T(n/2)</text:span><text:span text:style-name="T22"> + </text:span><text:span text:style-name="T23">T(n/4)</text:span><text:span text:style-name="T22"> + </text:span><text:span text:style-name="T23">T(n/8)</text:span><text:span text:style-name="T22"> + </text:span><text:span text:style-name="T23">n</text:span></text:p>
                <text:list>
                  <text:list-item>
                    <text:p><text:span text:style-name="T17">Sketching out a couple levels of the </text:span><text:span text:style-name="T19">recursion tree </text:span><text:span text:style-name="T17">suggests that the </text:span><text:span text:style-name="T18">i</text:span><text:span text:style-name="T24">th</text:span><text:span text:style-name="T17"> level of the tree has a total of </text:span><text:span text:style-name="T18">(7/8)</text:span><text:span text:style-name="T9">i</text:span><text:span text:style-name="T18">n</text:span><text:span text:style-name="T17"> work,</text:span><text:span text:style-name="T17"><text:line-break/></text:span><text:span text:style-name="T17">and there are </text:span><text:span text:style-name="T18">lg n</text:span><text:span text:style-name="T17"> levels in the tree.</text:span></text:p>
                  </text:list-item>
                  <text:list-item>
                    <text:p><text:span text:style-name="T17">So our guess is </text:span><text:span text:style-name="T18">Σ</text:span><text:span text:style-name="T25">1</text:span><text:span text:style-name="T9">lg n</text:span><text:span text:style-name="T18"> (7/8)</text:span><text:span text:style-name="T9">i</text:span><text:span text:style-name="T18">n</text:span><text:span text:style-name="T17"> = </text:span><text:span text:style-name="T18">Θ(n). </text:span><text:span text:style-name="T26">We still need to </text:span><text:span text:style-name="T27">prove</text:span><text:span text:style-name="T26"> it!</text:span></text:p>
                  </text:list-item>
                  <text:list-item>
                    <text:p><text:span text:style-name="T26">First prove </text:span><text:span text:style-name="T28">T(n)</text:span><text:span text:style-name="T26"> ∊ </text:span><text:span text:style-name="T28">O(n)</text:span><text:span text:style-name="T26"> by </text:span><text:span text:style-name="T27">induction</text:span><text:span text:style-name="T26">:</text:span></text:p>
                    <text:list>
                      <text:list-item>
                        <text:p><text:span text:style-name="T26">Inductive </text:span><text:span text:style-name="T27">hypothesis</text:span><text:span text:style-name="T26">: </text:span><text:span text:style-name="T28">T(m) ≤ cm</text:span><text:span text:style-name="T26"> ∀ </text:span><text:span text:style-name="T28">m &lt; n</text:span><text:span text:style-name="T26">, for some </text:span><text:span text:style-name="T29">c &gt; 0</text:span></text:p>
                      </text:list-item>
                      <text:list-item>
                        <text:p><text:span text:style-name="T26">Then </text:span><text:span text:style-name="T28">T(n)</text:span><text:span text:style-name="T26"> = </text:span><text:span text:style-name="T23">T(n/2)</text:span><text:span text:style-name="T22"> + </text:span><text:span text:style-name="T23">T(n/4)</text:span><text:span text:style-name="T22"> + </text:span><text:span text:style-name="T23">T(n/8)</text:span><text:span text:style-name="T22"> + </text:span><text:span text:style-name="T23">n</text:span><text:span text:style-name="T26"><text:line-break/></text:span><text:span text:style-name="T26">≤</text:span><text:span text:style-name="T28"> cn/2</text:span><text:span text:style-name="T26"> + </text:span><text:span text:style-name="T28">cn/4</text:span><text:span text:style-name="T26"> + </text:span><text:span text:style-name="T28">cn/8</text:span><text:span text:style-name="T26"> + </text:span><text:span text:style-name="T28">n</text:span><text:span text:style-name="T26"><text:line-break/></text:span><text:span text:style-name="T26">= </text:span><text:span text:style-name="T28">(7/8)cn</text:span><text:span text:style-name="T26"> + </text:span><text:span text:style-name="T28">n</text:span><text:span text:style-name="T26"><text:line-break/></text:span><text:span text:style-name="T26">= (</text:span><text:span text:style-name="T28">7/8</text:span><text:span text:style-name="T26"> + </text:span><text:span text:style-name="T28">1/c</text:span><text:span text:style-name="T26">) </text:span><text:span text:style-name="T28">cn</text:span><text:span text:style-name="T26"><text:line-break/></text:span><text:span text:style-name="T26">≤ </text:span><text:span text:style-name="T28">cn</text:span><text:span text:style-name="T26"> if </text:span><text:span text:style-name="T29">c ≥ 8</text:span></text:p>
                      </text:list-item>
                      <text:list-item>
                        <text:p><text:span text:style-name="T26">This proves </text:span><text:span text:style-name="T28">T(n)</text:span><text:span text:style-name="T26"> ∊ </text:span><text:span text:style-name="T28">O(n)</text:span><text:span text:style-name="T26">.</text:span></text:p>
                      </text:list-item>
                    </text:list>
                  </text:list-item>
                  <text:list-item>
                    <text:p><text:span text:style-name="T26">Also, </text:span><text:span text:style-name="T28">T(n)</text:span><text:span text:style-name="T26"> = </text:span><text:span text:style-name="T23">T(n/2)</text:span><text:span text:style-name="T22"> + </text:span><text:span text:style-name="T23">T(n/4)</text:span><text:span text:style-name="T22"> + </text:span><text:span text:style-name="T23">T(n/8)</text:span><text:span text:style-name="T22"> + </text:span><text:span text:style-name="T23">n</text:span><text:span text:style-name="T26"> ≥ </text:span><text:span text:style-name="T28">n</text:span><text:span text:style-name="T26">, so </text:span><text:span text:style-name="T28">T(n)</text:span><text:span text:style-name="T26"> ∊ </text:span><text:span text:style-name="T28">Ω(n)</text:span><text:span text:style-name="T26">.</text:span></text:p>
                  </text:list-item>
                  <text:list-item>
                    <text:p><text:span text:style-name="T26">Hence, </text:span><text:span text:style-name="T28">T(n)</text:span><text:span text:style-name="T26"> ∊ </text:span><text:span text:style-name="T28">Θ(n)</text:span><text:span text:style-name="T26">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olutions: #4a (8pts)</text:p>
          </draw:text-box>
        </draw:frame>
        <draw:frame presentation:style-name="pr9" draw:layer="layout" svg:width="25.958cm" svg:height="2.907cm" svg:x="1.072cm" svg:y="3.039cm" presentation:class="outline" presentation:user-transformed="true">
          <draw:text-box>
            <text:list text:style-name="L2">
              <text:list-item>
                <text:p><text:span text:style-name="T6">MergeSort </text:span><text:span text:style-name="T10">on</text:span><text:span text:style-name="T6"> </text:span><text:span text:style-name="T8">A N P L </text:span><text:span text:style-name="T5">. </text:span><text:span text:style-name="T8">H F U D</text:span><text:span text:style-name="T5"> . </text:span><text:span text:style-name="T8">E G B O</text:span><text:span text:style-name="T5"> . </text:span><text:span text:style-name="T8">M Y K I</text:span><text:span text:style-name="T26">:</text:span></text:p>
                <text:list>
                  <text:list-item>
                    <text:p><text:span text:style-name="T26">The </text:span><text:span text:style-name="T27">entire</text:span><text:span text:style-name="T26"> list is copied at each </text:span><text:span text:style-name="T27">level</text:span><text:span text:style-name="T26"> of recursion, so the total number of copies of elements is </text:span><text:span text:style-name="T28">n lg n</text:span><text:span text:style-name="T26"> = </text:span><text:span text:style-name="T28">64</text:span><text:span text:style-name="T26">.</text:span></text:p>
                  </text:list-item>
                </text:list>
              </text:list-item>
            </text:list>
          </draw:text-box>
        </draw:frame>
        <draw:custom-shape draw:style-name="gr1" draw:text-style-name="P6" xml:id="id1" draw:id="id1" draw:layer="layout" svg:width="1.27cm" svg:height="1.27cm" svg:x="1.275cm" svg:y="7.185cm">
          <text:p text:style-name="P2"><text:span text:style-name="T30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" draw:id="id3" draw:layer="layout" svg:width="1.27cm" svg:height="1.27cm" svg:x="2.902cm" svg:y="7.185cm">
          <text:p text:style-name="P2"><text:span text:style-name="T30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4" draw:id="id4" draw:layer="layout" svg:width="1.27cm" svg:height="1.27cm" svg:x="4.528cm" svg:y="7.185cm">
          <text:p text:style-name="P2"><text:span text:style-name="T30">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6" draw:id="id6" draw:layer="layout" svg:width="1.27cm" svg:height="1.27cm" svg:x="6.155cm" svg:y="7.185cm">
          <text:p text:style-name="P2"><text:span text:style-name="T30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7" draw:id="id7" draw:layer="layout" svg:width="1.27cm" svg:height="1.27cm" svg:x="7.782cm" svg:y="7.185cm">
          <text:p text:style-name="P2"><text:span text:style-name="T30">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9" draw:id="id9" draw:layer="layout" svg:width="1.27cm" svg:height="1.27cm" svg:x="9.408cm" svg:y="7.185cm">
          <text:p text:style-name="P2"><text:span text:style-name="T30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0" draw:id="id10" draw:layer="layout" svg:width="1.27cm" svg:height="1.27cm" svg:x="11.035cm" svg:y="7.185cm">
          <text:p text:style-name="P2"><text:span text:style-name="T30">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2" draw:id="id12" draw:layer="layout" svg:width="1.27cm" svg:height="1.27cm" svg:x="12.662cm" svg:y="7.185cm">
          <text:p text:style-name="P2"><text:span text:style-name="T30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3" draw:id="id13" draw:layer="layout" svg:width="1.27cm" svg:height="1.27cm" svg:x="14.288cm" svg:y="7.185cm">
          <text:p text:style-name="P2"><text:span text:style-name="T30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5" draw:id="id15" draw:layer="layout" svg:width="1.27cm" svg:height="1.27cm" svg:x="15.915cm" svg:y="7.185cm">
          <text:p text:style-name="P2"><text:span text:style-name="T30"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6" draw:id="id16" draw:layer="layout" svg:width="1.27cm" svg:height="1.27cm" svg:x="17.542cm" svg:y="7.185cm">
          <text:p text:style-name="P2"><text:span text:style-name="T30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8" draw:id="id18" draw:layer="layout" svg:width="1.27cm" svg:height="1.27cm" svg:x="19.168cm" svg:y="7.185cm">
          <text:p text:style-name="P2"><text:span text:style-name="T30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9" draw:id="id19" draw:layer="layout" svg:width="1.27cm" svg:height="1.27cm" svg:x="20.795cm" svg:y="7.185cm">
          <text:p text:style-name="P2"><text:span text:style-name="T30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1" draw:id="id21" draw:layer="layout" svg:width="1.27cm" svg:height="1.27cm" svg:x="22.422cm" svg:y="7.185cm">
          <text:p text:style-name="P2"><text:span text:style-name="T30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2" draw:id="id22" draw:layer="layout" svg:width="1.27cm" svg:height="1.27cm" svg:x="24.048cm" svg:y="7.185cm">
          <text:p text:style-name="P2"><text:span text:style-name="T30">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4" draw:id="id24" draw:layer="layout" svg:width="1.27cm" svg:height="1.27cm" svg:x="25.675cm" svg:y="7.185cm">
          <text:p text:style-name="P2"><text:span text:style-name="T30">I</text:span></text:p>
          <draw:enhanced-geometry svg:viewBox="0 0 21600 21600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" draw:id="id2" draw:layer="layout" svg:width="1.5cm" svg:height="1.27cm" svg:x="1.974cm" svg:y="9.285cm">
          <text:p text:style-name="P2"><text:span text:style-name="T30">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5" draw:id="id5" draw:layer="layout" svg:width="1.5cm" svg:height="1.27cm" svg:x="5.227cm" svg:y="9.285cm">
          <text:p text:style-name="P2"><text:span text:style-name="T30">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8" draw:id="id8" draw:layer="layout" svg:width="1.5cm" svg:height="1.27cm" svg:x="8.48cm" svg:y="9.285cm">
          <text:p text:style-name="P2"><text:span text:style-name="T30">F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1" draw:id="id11" draw:layer="layout" svg:width="1.5cm" svg:height="1.27cm" svg:x="11.734cm" svg:y="9.285cm">
          <text:p text:style-name="P2"><text:span text:style-name="T30">D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4" draw:id="id14" draw:layer="layout" svg:width="1.5cm" svg:height="1.27cm" svg:x="14.987cm" svg:y="9.285cm">
          <text:p text:style-name="P2"><text:span text:style-name="T30">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7" draw:id="id17" draw:layer="layout" svg:width="1.5cm" svg:height="1.27cm" svg:x="18.24cm" svg:y="9.285cm">
          <text:p text:style-name="P2"><text:span text:style-name="T30">B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0" draw:id="id20" draw:layer="layout" svg:width="1.5cm" svg:height="1.27cm" svg:x="21.494cm" svg:y="9.285cm">
          <text:p text:style-name="P2"><text:span text:style-name="T30">M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3" draw:id="id23" draw:layer="layout" svg:width="1.5cm" svg:height="1.27cm" svg:x="24.747cm" svg:y="9.285cm">
          <text:p text:style-name="P2"><text:span text:style-name="T30">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5" draw:id="id25" draw:layer="layout" svg:width="2.875cm" svg:height="1.27cm" svg:x="2.914cm" svg:y="11.385cm">
          <text:p text:style-name="P2"><text:span text:style-name="T30">ALN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6" draw:id="id26" draw:layer="layout" svg:width="2.875cm" svg:height="1.27cm" svg:x="9.42cm" svg:y="11.385cm">
          <text:p text:style-name="P2"><text:span text:style-name="T30">DFH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7" draw:id="id27" draw:layer="layout" svg:width="2.875cm" svg:height="1.27cm" svg:x="15.927cm" svg:y="11.385cm">
          <text:p text:style-name="P2"><text:span text:style-name="T30">BEG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8" draw:id="id28" draw:layer="layout" svg:width="2.875cm" svg:height="1.27cm" svg:x="22.434cm" svg:y="11.385cm">
          <text:p text:style-name="P2"><text:span text:style-name="T30">IKM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9" draw:id="id29" draw:layer="layout" svg:width="4.919cm" svg:height="1.27cm" svg:x="5.145cm" svg:y="13.485cm">
          <text:p text:style-name="P2"><text:span text:style-name="T30">ADFHLN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0" draw:id="id30" draw:layer="layout" svg:width="4.919cm" svg:height="1.27cm" svg:x="18.159cm" svg:y="13.485cm">
          <text:p text:style-name="P2"><text:span text:style-name="T30">BEGIKMO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1" draw:id="id31" draw:layer="layout" svg:width="9.174cm" svg:height="1.27cm" svg:x="9.524cm" svg:y="15.585cm">
          <text:p text:style-name="P2"><text:span text:style-name="T30">ABDEFGHIKLMNOPUY</text:span></text:p>
          <draw:enhanced-geometry svg:viewBox="0 0 21600 21600" draw:path-stretchpoint-x="10800" draw:path-stretchpoint-y="10800" draw:text-areas="?f3 ?f4 ?f5 ?f6" draw:type="round-rectangle" draw:modifiers="8922.10857592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7" draw:layer="layout" draw:type="line" svg:x1="1.91cm" svg:y1="8.455cm" svg:x2="2.724cm" svg:y2="9.285cm" draw:start-shape="id1" draw:start-glue-point="2" draw:end-shape="id2" draw:end-glue-point="0" svg:d="m1910 8455 814 830" svg:viewBox="0 0 815 831">
          <text:p/>
        </draw:connector>
        <draw:connector draw:style-name="gr3" draw:text-style-name="P7" draw:layer="layout" draw:type="line" svg:x1="3.537cm" svg:y1="8.455cm" svg:x2="2.724cm" svg:y2="9.285cm" draw:start-shape="id3" draw:start-glue-point="2" draw:end-shape="id2" draw:end-glue-point="0" svg:d="m3537 8455-813 830" svg:viewBox="0 0 814 831">
          <text:p/>
        </draw:connector>
        <draw:connector draw:style-name="gr3" draw:text-style-name="P7" draw:layer="layout" draw:type="line" svg:x1="5.163cm" svg:y1="8.455cm" svg:x2="5.977cm" svg:y2="9.285cm" draw:start-shape="id4" draw:start-glue-point="2" draw:end-shape="id5" draw:end-glue-point="0" svg:d="m5163 8455 814 830" svg:viewBox="0 0 815 831">
          <text:p/>
        </draw:connector>
        <draw:connector draw:style-name="gr3" draw:text-style-name="P7" draw:layer="layout" draw:type="line" svg:x1="6.79cm" svg:y1="8.455cm" svg:x2="5.977cm" svg:y2="9.285cm" draw:start-shape="id6" draw:start-glue-point="2" draw:end-shape="id5" draw:end-glue-point="0" svg:d="m6790 8455-813 830" svg:viewBox="0 0 814 831">
          <text:p/>
        </draw:connector>
        <draw:connector draw:style-name="gr3" draw:text-style-name="P7" draw:layer="layout" draw:type="line" svg:x1="8.417cm" svg:y1="8.455cm" svg:x2="9.23cm" svg:y2="9.285cm" draw:start-shape="id7" draw:start-glue-point="2" draw:end-shape="id8" draw:end-glue-point="0" svg:d="m8417 8455 813 830" svg:viewBox="0 0 814 831">
          <text:p/>
        </draw:connector>
        <draw:connector draw:style-name="gr3" draw:text-style-name="P7" draw:layer="layout" draw:type="line" svg:x1="10.043cm" svg:y1="8.455cm" svg:x2="9.23cm" svg:y2="9.285cm" draw:start-shape="id9" draw:start-glue-point="2" draw:end-shape="id8" draw:end-glue-point="0" svg:d="m10043 8455-813 830" svg:viewBox="0 0 814 831">
          <text:p/>
        </draw:connector>
        <draw:connector draw:style-name="gr3" draw:text-style-name="P7" draw:layer="layout" draw:type="line" svg:x1="11.67cm" svg:y1="8.455cm" svg:x2="12.484cm" svg:y2="9.285cm" draw:start-shape="id10" draw:start-glue-point="2" draw:end-shape="id11" draw:end-glue-point="0" svg:d="m11670 8455 814 830" svg:viewBox="0 0 815 831">
          <text:p/>
        </draw:connector>
        <draw:connector draw:style-name="gr3" draw:text-style-name="P7" draw:layer="layout" draw:type="line" svg:x1="13.297cm" svg:y1="8.455cm" svg:x2="12.484cm" svg:y2="9.285cm" draw:start-shape="id12" draw:start-glue-point="2" draw:end-shape="id11" draw:end-glue-point="0" svg:d="m13297 8455-813 830" svg:viewBox="0 0 814 831">
          <text:p/>
        </draw:connector>
        <draw:connector draw:style-name="gr3" draw:text-style-name="P7" draw:layer="layout" draw:type="line" svg:x1="14.923cm" svg:y1="8.455cm" svg:x2="15.737cm" svg:y2="9.285cm" draw:start-shape="id13" draw:start-glue-point="2" draw:end-shape="id14" draw:end-glue-point="0" svg:d="m14923 8455 814 830" svg:viewBox="0 0 815 831">
          <text:p/>
        </draw:connector>
        <draw:connector draw:style-name="gr3" draw:text-style-name="P7" draw:layer="layout" draw:type="line" svg:x1="16.55cm" svg:y1="8.455cm" svg:x2="15.737cm" svg:y2="9.285cm" draw:start-shape="id15" draw:start-glue-point="2" draw:end-shape="id14" draw:end-glue-point="0" svg:d="m16550 8455-813 830" svg:viewBox="0 0 814 831">
          <text:p/>
        </draw:connector>
        <draw:connector draw:style-name="gr3" draw:text-style-name="P7" draw:layer="layout" draw:type="line" svg:x1="18.177cm" svg:y1="8.455cm" svg:x2="18.99cm" svg:y2="9.285cm" draw:start-shape="id16" draw:start-glue-point="2" draw:end-shape="id17" draw:end-glue-point="0" svg:d="m18177 8455 813 830" svg:viewBox="0 0 814 831">
          <text:p/>
        </draw:connector>
        <draw:connector draw:style-name="gr3" draw:text-style-name="P7" draw:layer="layout" draw:type="line" svg:x1="19.803cm" svg:y1="8.455cm" svg:x2="18.99cm" svg:y2="9.285cm" draw:start-shape="id18" draw:start-glue-point="2" draw:end-shape="id17" draw:end-glue-point="0" svg:d="m19803 8455-813 830" svg:viewBox="0 0 814 831">
          <text:p/>
        </draw:connector>
        <draw:connector draw:style-name="gr3" draw:text-style-name="P7" draw:layer="layout" draw:type="line" svg:x1="21.43cm" svg:y1="8.455cm" svg:x2="22.244cm" svg:y2="9.285cm" draw:start-shape="id19" draw:start-glue-point="2" draw:end-shape="id20" draw:end-glue-point="0" svg:d="m21430 8455 814 830" svg:viewBox="0 0 815 831">
          <text:p/>
        </draw:connector>
        <draw:connector draw:style-name="gr3" draw:text-style-name="P7" draw:layer="layout" draw:type="line" svg:x1="23.057cm" svg:y1="8.455cm" svg:x2="22.244cm" svg:y2="9.285cm" draw:start-shape="id21" draw:start-glue-point="2" draw:end-shape="id20" draw:end-glue-point="0" svg:d="m23057 8455-813 830" svg:viewBox="0 0 814 831">
          <text:p/>
        </draw:connector>
        <draw:connector draw:style-name="gr3" draw:text-style-name="P7" draw:layer="layout" draw:type="line" svg:x1="24.683cm" svg:y1="8.455cm" svg:x2="25.497cm" svg:y2="9.285cm" draw:start-shape="id22" draw:start-glue-point="2" draw:end-shape="id23" draw:end-glue-point="0" svg:d="m24683 8455 814 830" svg:viewBox="0 0 815 831">
          <text:p/>
        </draw:connector>
        <draw:connector draw:style-name="gr3" draw:text-style-name="P7" draw:layer="layout" draw:type="line" svg:x1="26.31cm" svg:y1="8.455cm" svg:x2="25.497cm" svg:y2="9.285cm" draw:start-shape="id24" draw:start-glue-point="2" draw:end-shape="id23" draw:end-glue-point="0" svg:d="m26310 8455-813 830" svg:viewBox="0 0 814 831">
          <text:p/>
        </draw:connector>
        <draw:connector draw:style-name="gr3" draw:text-style-name="P7" draw:layer="layout" draw:type="line" svg:x1="2.724cm" svg:y1="10.555cm" svg:x2="4.351cm" svg:y2="11.385cm" draw:start-shape="id2" draw:start-glue-point="2" draw:end-shape="id25" draw:end-glue-point="0" svg:d="m2724 10555 1627 830" svg:viewBox="0 0 1628 831">
          <text:p/>
        </draw:connector>
        <draw:connector draw:style-name="gr3" draw:text-style-name="P7" draw:layer="layout" draw:type="line" svg:x1="5.977cm" svg:y1="10.555cm" svg:x2="4.351cm" svg:y2="11.385cm" draw:start-shape="id5" draw:start-glue-point="2" draw:end-shape="id25" draw:end-glue-point="0" svg:d="m5977 10555-1626 830" svg:viewBox="0 0 1627 831">
          <text:p/>
        </draw:connector>
        <draw:connector draw:style-name="gr3" draw:text-style-name="P7" draw:layer="layout" draw:type="line" svg:x1="9.23cm" svg:y1="10.555cm" svg:x2="10.857cm" svg:y2="11.385cm" draw:start-shape="id8" draw:start-glue-point="2" draw:end-shape="id26" draw:end-glue-point="0" svg:d="m9230 10555 1627 830" svg:viewBox="0 0 1628 831">
          <text:p/>
        </draw:connector>
        <draw:connector draw:style-name="gr3" draw:text-style-name="P7" draw:layer="layout" draw:type="line" svg:x1="12.484cm" svg:y1="10.555cm" svg:x2="10.857cm" svg:y2="11.385cm" draw:start-shape="id11" draw:start-glue-point="2" draw:end-shape="id26" draw:end-glue-point="0" svg:d="m12484 10555-1627 830" svg:viewBox="0 0 1628 831">
          <text:p/>
        </draw:connector>
        <draw:connector draw:style-name="gr3" draw:text-style-name="P7" draw:layer="layout" draw:type="line" svg:x1="15.737cm" svg:y1="10.555cm" svg:x2="17.364cm" svg:y2="11.385cm" draw:start-shape="id14" draw:start-glue-point="2" draw:end-shape="id27" draw:end-glue-point="0" svg:d="m15737 10555 1627 830" svg:viewBox="0 0 1628 831">
          <text:p/>
        </draw:connector>
        <draw:connector draw:style-name="gr3" draw:text-style-name="P7" draw:layer="layout" draw:type="line" svg:x1="18.99cm" svg:y1="10.555cm" svg:x2="17.364cm" svg:y2="11.385cm" draw:start-shape="id17" draw:start-glue-point="2" draw:end-shape="id27" draw:end-glue-point="0" svg:d="m18990 10555-1626 830" svg:viewBox="0 0 1627 831">
          <text:p/>
        </draw:connector>
        <draw:connector draw:style-name="gr3" draw:text-style-name="P7" draw:layer="layout" draw:type="line" svg:x1="22.244cm" svg:y1="10.555cm" svg:x2="23.871cm" svg:y2="11.385cm" draw:start-shape="id20" draw:start-glue-point="2" draw:end-shape="id28" draw:end-glue-point="0" svg:d="m22244 10555 1627 830" svg:viewBox="0 0 1628 831">
          <text:p/>
        </draw:connector>
        <draw:connector draw:style-name="gr3" draw:text-style-name="P7" draw:layer="layout" draw:type="line" svg:x1="25.497cm" svg:y1="10.555cm" svg:x2="23.871cm" svg:y2="11.385cm" draw:start-shape="id23" draw:start-glue-point="2" draw:end-shape="id28" draw:end-glue-point="0" svg:d="m25497 10555-1626 830" svg:viewBox="0 0 1627 831">
          <text:p/>
        </draw:connector>
        <draw:connector draw:style-name="gr3" draw:text-style-name="P7" draw:layer="layout" draw:type="line" svg:x1="4.351cm" svg:y1="12.655cm" svg:x2="5.145cm" svg:y2="14.12cm" draw:start-shape="id25" draw:start-glue-point="2" draw:end-shape="id29" draw:end-glue-point="3" svg:d="m4351 12655 794 1465" svg:viewBox="0 0 795 1466">
          <text:p/>
        </draw:connector>
        <draw:connector draw:style-name="gr3" draw:text-style-name="P7" draw:layer="layout" draw:type="line" svg:x1="10.857cm" svg:y1="12.655cm" svg:x2="10.064cm" svg:y2="14.12cm" draw:start-shape="id26" draw:start-glue-point="2" draw:end-shape="id29" draw:end-glue-point="1" svg:d="m10857 12655-793 1465" svg:viewBox="0 0 794 1466">
          <text:p/>
        </draw:connector>
        <draw:connector draw:style-name="gr3" draw:text-style-name="P7" draw:layer="layout" draw:type="line" svg:x1="17.364cm" svg:y1="12.655cm" svg:x2="18.159cm" svg:y2="14.12cm" draw:start-shape="id27" draw:start-glue-point="2" draw:end-shape="id30" svg:d="m17364 12655 795 1465" svg:viewBox="0 0 796 1466">
          <text:p/>
        </draw:connector>
        <draw:connector draw:style-name="gr3" draw:text-style-name="P7" draw:layer="layout" draw:type="line" svg:x1="23.871cm" svg:y1="12.655cm" svg:x2="23.078cm" svg:y2="14.12cm" draw:start-shape="id28" draw:start-glue-point="2" draw:end-shape="id30" draw:end-glue-point="1" svg:d="m23871 12655-793 1465" svg:viewBox="0 0 794 1466">
          <text:p/>
        </draw:connector>
        <draw:connector draw:style-name="gr3" draw:text-style-name="P7" draw:layer="layout" draw:type="line" svg:x1="7.604cm" svg:y1="14.755cm" svg:x2="9.524cm" svg:y2="16.22cm" draw:start-shape="id29" draw:start-glue-point="2" draw:end-shape="id31" svg:d="m7604 14755 1920 1465" svg:viewBox="0 0 1921 1466">
          <text:p/>
        </draw:connector>
        <draw:connector draw:style-name="gr3" draw:text-style-name="P7" draw:layer="layout" draw:type="line" svg:x1="20.618cm" svg:y1="14.755cm" svg:x2="18.698cm" svg:y2="16.22cm" draw:start-shape="id30" draw:start-glue-point="2" draw:end-shape="id31" draw:end-glue-point="1" svg:d="m20618 14755-1920 1465" svg:viewBox="0 0 1921 1466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8cm" svg:x="1cm" svg:y="0.337cm" presentation:class="title">
          <draw:text-box>
            <text:p>Solutions: #4b (8pts)</text:p>
          </draw:text-box>
        </draw:frame>
        <draw:frame presentation:style-name="pr11" draw:layer="layout" svg:width="25.958cm" svg:height="2.907cm" svg:x="1.072cm" svg:y="3.039cm" presentation:class="outline" presentation:user-transformed="true">
          <draw:text-box>
            <text:list text:style-name="L2">
              <text:list-item>
                <text:p><text:span text:style-name="T6">QuickSort </text:span><text:span text:style-name="T10">on</text:span><text:span text:style-name="T6"> </text:span><text:span text:style-name="T8">A N P L </text:span><text:span text:style-name="T5">. </text:span><text:span text:style-name="T8">H F U D</text:span><text:span text:style-name="T5"> . </text:span><text:span text:style-name="T8">E G B O</text:span><text:span text:style-name="T5"> . </text:span><text:span text:style-name="T8">M Y K I</text:span><text:span text:style-name="T26">:</text:span></text:p>
                <text:list>
                  <text:list-item>
                    <text:p><text:span text:style-name="T26">Total of </text:span><text:span text:style-name="T28">18</text:span><text:span text:style-name="T28"><text:line-break/></text:span><text:span text:style-name="T26">non-trivial swaps: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5.705cm" svg:height="15.451cm" svg:x="10.565cm" svg:y="4.245cm">
          <draw:text-box>
            <text:p><text:span text:style-name="T31"><text:s/></text:span><text:span text:style-name="T31">0: A N P L H F U D E G B O M Y K </text:span><text:span text:style-name="T32">I</text:span></text:p>
            <text:p><text:span text:style-name="T31"><text:s/></text:span><text:span text:style-name="T31">1: . H P L N</text:span></text:p>
            <text:p><text:span text:style-name="T31"><text:s/></text:span><text:span text:style-name="T31">2: . . F L N P</text:span></text:p>
            <text:p><text:span text:style-name="T31"><text:s/></text:span><text:span text:style-name="T31">3: . . . D N P U L</text:span></text:p>
            <text:p><text:span text:style-name="T31"><text:s/></text:span><text:span text:style-name="T31">4: . . . . E P U L N</text:span></text:p>
            <text:p><text:span text:style-name="T31"><text:s/></text:span><text:span text:style-name="T31">5: . . . . . G U L N P</text:span></text:p>
            <text:p><text:span text:style-name="T31"><text:s/></text:span><text:span text:style-name="T31">6: . . . . . . B L N P U</text:span></text:p>
            <text:p><text:span text:style-name="T31"><text:s/></text:span><text:span text:style-name="T31">7: A H F D E G </text:span><text:span text:style-name="T32">B</text:span><text:span text:style-name="T31"> </text:span><text:span text:style-name="T33">I</text:span><text:span text:style-name="T31"> N P U O M Y K </text:span><text:span text:style-name="T32">L</text:span></text:p>
            <text:p><text:span text:style-name="T31"><text:s/></text:span><text:span text:style-name="T31">8: </text:span><text:span text:style-name="T32">A</text:span><text:span text:style-name="T31"> </text:span><text:span text:style-name="T33">B</text:span><text:span text:style-name="T31"> F D </text:span><text:span text:style-name="T32">E G</text:span><text:span text:style-name="T31"> </text:span><text:span text:style-name="T32">H</text:span></text:p>
            <text:p><text:span text:style-name="T31"><text:s/></text:span><text:span text:style-name="T31">9: . . D F</text:span></text:p>
            <text:p><text:span text:style-name="T31">10: . . </text:span><text:span text:style-name="T32">D</text:span><text:span text:style-name="T31"> </text:span><text:span text:style-name="T33">E</text:span><text:span text:style-name="T31"> </text:span><text:span text:style-name="T32">F</text:span></text:p>
            <text:p><text:span text:style-name="T31">11: . . . . . . . . K P U O M Y N</text:span></text:p>
            <text:p><text:span text:style-name="T31">12: . . . . . . . . </text:span><text:span text:style-name="T32">K</text:span><text:span text:style-name="T31"> </text:span><text:span text:style-name="T33">L</text:span><text:span text:style-name="T31"> U O M Y N </text:span><text:span text:style-name="T32">P</text:span></text:p>
            <text:p><text:span text:style-name="T31">13: . . . . . . . . . . O U</text:span></text:p>
            <text:p><text:span text:style-name="T31">14: . . . . . . . . . . . M U</text:span></text:p>
            <text:p><text:span text:style-name="T31">15: . . . . . . . . . . . . N Y U</text:span></text:p>
            <text:p><text:span text:style-name="T31">16: . . . . . . . . . . O M </text:span><text:span text:style-name="T32">N</text:span><text:span text:style-name="T31"> </text:span><text:span text:style-name="T33">P</text:span><text:span text:style-name="T31"> U </text:span><text:span text:style-name="T32">Y</text:span></text:p>
            <text:p><text:span text:style-name="T31">17: . . . . . . . . . . M O</text:span></text:p>
            <text:p><text:span text:style-name="T31">18: . . . . . . . . . . </text:span><text:span text:style-name="T32">M</text:span><text:span text:style-name="T31"> </text:span><text:span text:style-name="T33">N</text:span><text:span text:style-name="T31"> </text:span><text:span text:style-name="T32">O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olutions: #4c (8pts)</text:p>
          </draw:text-box>
        </draw:frame>
        <draw:frame presentation:style-name="pr12" draw:layer="layout" svg:width="25.958cm" svg:height="0.903cm" svg:x="1.072cm" svg:y="3.039cm" presentation:class="outline" presentation:user-transformed="true">
          <draw:text-box>
            <text:list text:style-name="L2">
              <text:list-item>
                <text:p><text:span text:style-name="T6">Radix sort </text:span><text:span text:style-name="T10">on</text:span><text:span text:style-name="T6"> </text:span><text:span text:style-name="T8">A N P L </text:span><text:span text:style-name="T5">. </text:span><text:span text:style-name="T8">H F U D</text:span><text:span text:style-name="T5"> . </text:span><text:span text:style-name="T8">E G B O</text:span><text:span text:style-name="T5"> . </text:span><text:span text:style-name="T8">M Y K I</text:span><text:span text:style-name="T26">:</text:span></text:p>
              </text:list-item>
            </text:list>
          </draw:text-box>
        </draw:frame>
        <draw:frame draw:style-name="gr5" draw:text-style-name="P9" draw:layer="layout" svg:width="17.478cm" svg:height="14.267cm" svg:x="4.105cm" svg:y="4.697cm">
          <draw:text-box>
            <text:p><text:span text:style-name="T34">A:</text:span><text:span text:style-name="T34"><text:tab/></text:span><text:span text:style-name="T34">0 0 0</text:span><text:span text:style-name="T34"><text:tab/></text:span><text:span text:style-name="T34"><text:tab/></text:span><text:span text:style-name="T34">0 0 </text:span><text:span text:style-name="T35">0</text:span><text:span text:style-name="T34"><text:tab/></text:span><text:span text:style-name="T34"><text:tab/></text:span><text:span text:style-name="T34">0 </text:span><text:span text:style-name="T35">0</text:span><text:span text:style-name="T34"> 0</text:span><text:span text:style-name="T34"><text:tab/></text:span><text:span text:style-name="T34"><text:tab/></text:span><text:span text:style-name="T35">0</text:span><text:span text:style-name="T34"> 0 0</text:span><text:span text:style-name="T34"><text:tab/></text:span><text:span text:style-name="T34"><text:tab/></text:span><text:span text:style-name="T34">A</text:span></text:p>
            <text:p><text:span text:style-name="T34">N:</text:span><text:span text:style-name="T34"><text:tab/></text:span><text:span text:style-name="T34">1 1 1</text:span><text:span text:style-name="T34"><text:tab/></text:span><text:span text:style-name="T34"><text:tab/></text:span><text:span text:style-name="T34">1 2 </text:span><text:span text:style-name="T35">0</text:span><text:span text:style-name="T34"><text:tab/></text:span><text:span text:style-name="T34"><text:tab/></text:span><text:span text:style-name="T34">0 </text:span><text:span text:style-name="T35">0</text:span><text:span text:style-name="T34"> 1</text:span><text:span text:style-name="T34"><text:tab/></text:span><text:span text:style-name="T34"><text:tab/></text:span><text:span text:style-name="T35">0</text:span><text:span text:style-name="T34"> 0 1</text:span><text:span text:style-name="T34"><text:tab/></text:span><text:span text:style-name="T34"><text:tab/></text:span><text:span text:style-name="T34">B</text:span></text:p>
            <text:p><text:span text:style-name="T34">P:</text:span><text:span text:style-name="T34"><text:tab/></text:span><text:span text:style-name="T34">1 2 0</text:span><text:span text:style-name="T34"><text:tab/></text:span><text:span text:style-name="T34"><text:tab/></text:span><text:span text:style-name="T34">0 1 </text:span><text:span text:style-name="T35">0</text:span><text:span text:style-name="T34"><text:tab/></text:span><text:span text:style-name="T34"><text:tab/></text:span><text:span text:style-name="T34">1 </text:span><text:span text:style-name="T35">0</text:span><text:span text:style-name="T34"> 1</text:span><text:span text:style-name="T34"><text:tab/></text:span><text:span text:style-name="T34"><text:tab/></text:span><text:span text:style-name="T35">0</text:span><text:span text:style-name="T34"> 1 0</text:span><text:span text:style-name="T34"><text:tab/></text:span><text:span text:style-name="T34"><text:tab/></text:span><text:span text:style-name="T34">D</text:span></text:p>
            <text:p><text:span text:style-name="T34">L:</text:span><text:span text:style-name="T34"><text:tab/></text:span><text:span text:style-name="T34">1 0 2</text:span><text:span text:style-name="T34"><text:tab/></text:span><text:span text:style-name="T34"><text:tab/></text:span><text:span text:style-name="T34">0 2 </text:span><text:span text:style-name="T35">0</text:span><text:span text:style-name="T34"><text:tab/></text:span><text:span text:style-name="T34"><text:tab/></text:span><text:span text:style-name="T34">1 </text:span><text:span text:style-name="T35">0</text:span><text:span text:style-name="T34"> 2</text:span><text:span text:style-name="T34"><text:tab/></text:span><text:span text:style-name="T34"><text:tab/></text:span><text:span text:style-name="T35">0</text:span><text:span text:style-name="T34"> 1 1</text:span><text:span text:style-name="T34"><text:tab/></text:span><text:span text:style-name="T34"><text:tab/></text:span><text:span text:style-name="T34">E</text:span></text:p>
            <text:p><text:span text:style-name="T34">H:</text:span><text:span text:style-name="T34"><text:tab/></text:span><text:span text:style-name="T34">0 2 1</text:span><text:span text:style-name="T34"><text:tab/></text:span><text:span text:style-name="T34"><text:tab/></text:span><text:span text:style-name="T34">1 1 </text:span><text:span text:style-name="T35">0</text:span><text:span text:style-name="T34"><text:tab/></text:span><text:span text:style-name="T34"><text:tab/></text:span><text:span text:style-name="T34">2 </text:span><text:span text:style-name="T35">0</text:span><text:span text:style-name="T34"> 2</text:span><text:span text:style-name="T34"><text:tab/></text:span><text:span text:style-name="T34"><text:tab/></text:span><text:span text:style-name="T35">0</text:span><text:span text:style-name="T34"> 1 2</text:span><text:span text:style-name="T34"><text:tab/></text:span><text:span text:style-name="T34"><text:tab/></text:span><text:span text:style-name="T34">F</text:span></text:p>
            <text:p><text:span text:style-name="T34">F:</text:span><text:span text:style-name="T34"><text:tab/></text:span><text:span text:style-name="T34">0 1 2</text:span><text:span text:style-name="T34"><text:tab/></text:span><text:span text:style-name="T34"><text:tab/></text:span><text:span text:style-name="T34">2 2 </text:span><text:span text:style-name="T35">0</text:span><text:span text:style-name="T34"><text:tab/></text:span><text:span text:style-name="T34"><text:tab/></text:span><text:span text:style-name="T34">0 </text:span><text:span text:style-name="T36">1</text:span><text:span text:style-name="T34"> 0</text:span><text:span text:style-name="T34"><text:tab/></text:span><text:span text:style-name="T34"><text:tab/></text:span><text:span text:style-name="T35">0</text:span><text:span text:style-name="T34"> 2 0</text:span><text:span text:style-name="T34"><text:tab/></text:span><text:span text:style-name="T34"><text:tab/></text:span><text:span text:style-name="T34">G</text:span></text:p>
            <text:p><text:span text:style-name="T34">U:</text:span><text:span text:style-name="T34"><text:tab/></text:span><text:span text:style-name="T34">2 0 2</text:span><text:span text:style-name="T34"><text:tab/></text:span><text:span text:style-name="T34"><text:tab/></text:span><text:span text:style-name="T34">1 1 </text:span><text:span text:style-name="T36">1</text:span><text:span text:style-name="T34"><text:tab/></text:span><text:span text:style-name="T34"><text:tab/></text:span><text:span text:style-name="T34">1 </text:span><text:span text:style-name="T36">1</text:span><text:span text:style-name="T34"> 0</text:span><text:span text:style-name="T34"><text:tab/></text:span><text:span text:style-name="T34"><text:tab/></text:span><text:span text:style-name="T35">0</text:span><text:span text:style-name="T34"> 2 1</text:span><text:span text:style-name="T34"><text:tab/></text:span><text:span text:style-name="T34"><text:tab/></text:span><text:span text:style-name="T34">H</text:span></text:p>
            <text:p><text:span text:style-name="T34">D:</text:span><text:span text:style-name="T34"><text:tab/></text:span><text:span text:style-name="T34">0 1 0</text:span><text:span text:style-name="T34"><text:tab/></text:span><text:span text:style-name="T34"><text:tab/></text:span><text:span text:style-name="T34">0 2 </text:span><text:span text:style-name="T36">1</text:span><text:span text:style-name="T34"><text:tab/></text:span><text:span text:style-name="T34"><text:tab/></text:span><text:span text:style-name="T34">1 </text:span><text:span text:style-name="T36">1</text:span><text:span text:style-name="T34"> 1</text:span><text:span text:style-name="T34"><text:tab/></text:span><text:span text:style-name="T34"><text:tab/></text:span><text:span text:style-name="T35">0</text:span><text:span text:style-name="T34"> 2 2</text:span><text:span text:style-name="T34"><text:tab/></text:span><text:span text:style-name="T34"><text:tab/></text:span><text:span text:style-name="T34">I</text:span></text:p>
            <text:p><text:span text:style-name="T34">E:</text:span><text:span text:style-name="T34"><text:tab/></text:span><text:span text:style-name="T34">0 1 1</text:span><text:span text:style-name="T34"><text:tab/></text:span><text:span text:style-name="T34"><text:tab/></text:span><text:span text:style-name="T34">0 1 </text:span><text:span text:style-name="T36">1</text:span><text:span text:style-name="T34"><text:tab/></text:span><text:span text:style-name="T34"><text:tab/></text:span><text:span text:style-name="T34">0 </text:span><text:span text:style-name="T36">1</text:span><text:span text:style-name="T34"> 1</text:span><text:span text:style-name="T34"><text:tab/></text:span><text:span text:style-name="T34"><text:tab/></text:span><text:span text:style-name="T36">1</text:span><text:span text:style-name="T34"> 0 1</text:span><text:span text:style-name="T34"><text:tab/></text:span><text:span text:style-name="T34"><text:tab/></text:span><text:span text:style-name="T34">K</text:span></text:p>
            <text:p><text:span text:style-name="T34">G:</text:span><text:span text:style-name="T34"><text:tab/></text:span><text:span text:style-name="T34">0 2 0</text:span><text:span text:style-name="T34"><text:tab/></text:span><text:span text:style-name="T34"><text:tab/></text:span><text:span text:style-name="T34">0 0 </text:span><text:span text:style-name="T36">1</text:span><text:span text:style-name="T34"><text:tab/></text:span><text:span text:style-name="T34"><text:tab/></text:span><text:span text:style-name="T34">0 </text:span><text:span text:style-name="T36">1</text:span><text:span text:style-name="T34"> 2</text:span><text:span text:style-name="T34"><text:tab/></text:span><text:span text:style-name="T34"><text:tab/></text:span><text:span text:style-name="T36">1</text:span><text:span text:style-name="T34"> 0 2</text:span><text:span text:style-name="T34"><text:tab/></text:span><text:span text:style-name="T34"><text:tab/></text:span><text:span text:style-name="T34">L</text:span></text:p>
            <text:p><text:span text:style-name="T34">B:</text:span><text:span text:style-name="T34"><text:tab/></text:span><text:span text:style-name="T34">0 0 1</text:span><text:span text:style-name="T34"><text:tab/></text:span><text:span text:style-name="T34"><text:tab/></text:span><text:span text:style-name="T34">1 0 </text:span><text:span text:style-name="T36">1</text:span><text:span text:style-name="T34"><text:tab/></text:span><text:span text:style-name="T34"><text:tab/></text:span><text:span text:style-name="T34">1 </text:span><text:span text:style-name="T36">1</text:span><text:span text:style-name="T34"> 2</text:span><text:span text:style-name="T34"><text:tab/></text:span><text:span text:style-name="T34"><text:tab/></text:span><text:span text:style-name="T36">1</text:span><text:span text:style-name="T34"> 1 0</text:span><text:span text:style-name="T34"><text:tab/></text:span><text:span text:style-name="T34"><text:tab/></text:span><text:span text:style-name="T34">M</text:span></text:p>
            <text:p><text:span text:style-name="T34">O:</text:span><text:span text:style-name="T34"><text:tab/></text:span><text:span text:style-name="T34">1 1 2</text:span><text:span text:style-name="T34"><text:tab/></text:span><text:span text:style-name="T34"><text:tab/></text:span><text:span text:style-name="T34">1 0 </text:span><text:span text:style-name="T37">2</text:span><text:span text:style-name="T34"><text:tab/></text:span><text:span text:style-name="T34"><text:tab/></text:span><text:span text:style-name="T34">1 </text:span><text:span text:style-name="T37">2</text:span><text:span text:style-name="T34"> 0</text:span><text:span text:style-name="T34"><text:tab/></text:span><text:span text:style-name="T34"><text:tab/></text:span><text:span text:style-name="T36">1</text:span><text:span text:style-name="T34"> 1 1</text:span><text:span text:style-name="T34"><text:tab/></text:span><text:span text:style-name="T34"><text:tab/></text:span><text:span text:style-name="T34">N</text:span></text:p>
            <text:p><text:span text:style-name="T34">M:</text:span><text:span text:style-name="T34"><text:tab/></text:span><text:span text:style-name="T34">1 1 0</text:span><text:span text:style-name="T34"><text:tab/></text:span><text:span text:style-name="T34"><text:tab/></text:span><text:span text:style-name="T34">0 1 </text:span><text:span text:style-name="T37">2</text:span><text:span text:style-name="T34"><text:tab/></text:span><text:span text:style-name="T34"><text:tab/></text:span><text:span text:style-name="T34">0 </text:span><text:span text:style-name="T37">2</text:span><text:span text:style-name="T34"> 0</text:span><text:span text:style-name="T34"><text:tab/></text:span><text:span text:style-name="T34"><text:tab/></text:span><text:span text:style-name="T36">1</text:span><text:span text:style-name="T34"> 1 2</text:span><text:span text:style-name="T34"><text:tab/></text:span><text:span text:style-name="T34"><text:tab/></text:span><text:span text:style-name="T34">O</text:span></text:p>
            <text:p><text:span text:style-name="T34">Y:</text:span><text:span text:style-name="T34"><text:tab/></text:span><text:span text:style-name="T34">2 2 0</text:span><text:span text:style-name="T34"><text:tab/></text:span><text:span text:style-name="T34"><text:tab/></text:span><text:span text:style-name="T34">2 0 </text:span><text:span text:style-name="T37">2</text:span><text:span text:style-name="T34"><text:tab/></text:span><text:span text:style-name="T34"><text:tab/></text:span><text:span text:style-name="T34">2 </text:span><text:span text:style-name="T37">2</text:span><text:span text:style-name="T34"> 0</text:span><text:span text:style-name="T34"><text:tab/></text:span><text:span text:style-name="T34"><text:tab/></text:span><text:span text:style-name="T36">1</text:span><text:span text:style-name="T34"> 2 0</text:span><text:span text:style-name="T34"><text:tab/></text:span><text:span text:style-name="T34"><text:tab/></text:span><text:span text:style-name="T34">P</text:span></text:p>
            <text:p><text:span text:style-name="T34">K:</text:span><text:span text:style-name="T34"><text:tab/></text:span><text:span text:style-name="T34">1 0 1</text:span><text:span text:style-name="T34"><text:tab/></text:span><text:span text:style-name="T34"><text:tab/></text:span><text:span text:style-name="T34">1 1 </text:span><text:span text:style-name="T37">2</text:span><text:span text:style-name="T34"><text:tab/></text:span><text:span text:style-name="T34"><text:tab/></text:span><text:span text:style-name="T34">0 </text:span><text:span text:style-name="T37">2</text:span><text:span text:style-name="T34"> 1</text:span><text:span text:style-name="T34"><text:tab/></text:span><text:span text:style-name="T34"><text:tab/></text:span><text:span text:style-name="T37">2</text:span><text:span text:style-name="T34"> 0 2</text:span><text:span text:style-name="T34"><text:tab/></text:span><text:span text:style-name="T34"><text:tab/></text:span><text:span text:style-name="T34">U</text:span></text:p>
            <text:p><text:span text:style-name="T34">I:</text:span><text:span text:style-name="T34"><text:tab/></text:span><text:span text:style-name="T34">0 2 2</text:span><text:span text:style-name="T34"><text:tab/></text:span><text:span text:style-name="T34"><text:tab/></text:span><text:span text:style-name="T34">0 2 </text:span><text:span text:style-name="T37">2</text:span><text:span text:style-name="T34"><text:tab/></text:span><text:span text:style-name="T34"><text:tab/></text:span><text:span text:style-name="T34">0 </text:span><text:span text:style-name="T37">2</text:span><text:span text:style-name="T34"> 2</text:span><text:span text:style-name="T34"><text:tab/></text:span><text:span text:style-name="T34"><text:tab/></text:span><text:span text:style-name="T37">2</text:span><text:span text:style-name="T34"> 2 0</text:span><text:span text:style-name="T34"><text:tab/></text:span><text:span text:style-name="T34"><text:tab/></text:span><text:span text:style-name="T34">Y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draw:frame presentation:style-name="pr4" draw:layer="layout" svg:width="25.708cm" svg:height="1.808cm" svg:x="1cm" svg:y="0.337cm" presentation:class="title">
          <draw:text-box>
            <text:p>Solutions: #4d (6pts)</text:p>
          </draw:text-box>
        </draw:frame>
        <draw:frame presentation:style-name="pr7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6">Bucket sort </text:span><text:span text:style-name="T10">on</text:span><text:span text:style-name="T6"> </text:span><text:span text:style-name="T8">A N P L </text:span><text:span text:style-name="T5">. </text:span><text:span text:style-name="T8">H F U D</text:span><text:span text:style-name="T5"> . </text:span><text:span text:style-name="T8">E G B O</text:span><text:span text:style-name="T5"> . </text:span><text:span text:style-name="T8">M Y K I</text:span><text:span text:style-name="T26">:</text:span></text:p>
              </text:list-item>
            </text:list>
          </draw:text-box>
        </draw:frame>
        <draw:frame draw:style-name="gr5" draw:text-style-name="P9" draw:layer="layout" svg:width="15.996cm" svg:height="15.143cm" svg:x="5.105cm" svg:y="4.061cm">
          <draw:text-box>
            <text:p><text:span text:style-name="T37">bkt</text:span><text:span text:style-name="T37"><text:tab/></text:span><text:span text:style-name="T37">start</text:span><text:span text:style-name="T37"><text:tab/></text:span><text:span text:style-name="T37"><text:tab/></text:span><text:span text:style-name="T37">start25</text:span><text:span text:style-name="T37"><text:tab/></text:span><text:span text:style-name="T37">ltrs</text:span><text:span text:style-name="T37"><text:tab/></text:span><text:span text:style-name="T37">actual</text:span></text:p>
            <text:p><text:span text:style-name="T34"><text:s/></text:span><text:span text:style-name="T34">0</text:span><text:span text:style-name="T34"><text:tab/></text:span><text:span text:style-name="T34"><text:tab/></text:span><text:span text:style-name="T34">0.</text:span><text:span text:style-name="T34"><text:tab/></text:span><text:span text:style-name="T34"><text:tab/></text:span><text:span text:style-name="T34"><text:tab/></text:span><text:span text:style-name="T34"> 0.</text:span><text:span text:style-name="T34"><text:tab/></text:span><text:span text:style-name="T34"><text:tab/></text:span><text:span text:style-name="T34">A B</text:span><text:span text:style-name="T34"><text:tab/></text:span><text:span text:style-name="T34">A B</text:span></text:p>
            <text:p><text:span text:style-name="T34"><text:s/></text:span><text:span text:style-name="T34">1</text:span><text:span text:style-name="T34"><text:tab/></text:span><text:span text:style-name="T34"><text:tab/></text:span><text:span text:style-name="T34">0.0625</text:span><text:span text:style-name="T34"><text:tab/></text:span><text:span text:style-name="T34"> 1.5625</text:span><text:span text:style-name="T34"><text:tab/></text:span><text:span text:style-name="T34">C D</text:span><text:span text:style-name="T34"><text:tab/></text:span><text:span text:style-name="T34">D</text:span></text:p>
            <text:p><text:span text:style-name="T34"><text:s/></text:span><text:span text:style-name="T34">2</text:span><text:span text:style-name="T34"><text:tab/></text:span><text:span text:style-name="T34"><text:tab/></text:span><text:span text:style-name="T34">0.125</text:span><text:span text:style-name="T34"><text:tab/></text:span><text:span text:style-name="T34"><text:tab/></text:span><text:span text:style-name="T34"> 3.125</text:span><text:span text:style-name="T34"><text:tab/></text:span><text:span text:style-name="T34">E</text:span><text:span text:style-name="T34"><text:tab/></text:span><text:span text:style-name="T34"><text:tab/></text:span><text:span text:style-name="T34">E</text:span></text:p>
            <text:p><text:span text:style-name="T34"><text:s/></text:span><text:span text:style-name="T34">3</text:span><text:span text:style-name="T34"><text:tab/></text:span><text:span text:style-name="T34"><text:tab/></text:span><text:span text:style-name="T34">0.1875</text:span><text:span text:style-name="T34"><text:tab/></text:span><text:span text:style-name="T34"> 4.6875</text:span><text:span text:style-name="T34"><text:tab/></text:span><text:span text:style-name="T34">F G</text:span><text:span text:style-name="T34"><text:tab/></text:span><text:span text:style-name="T34">F G</text:span></text:p>
            <text:p><text:span text:style-name="T34"><text:s/></text:span><text:span text:style-name="T34">4</text:span><text:span text:style-name="T34"><text:tab/></text:span><text:span text:style-name="T34"><text:tab/></text:span><text:span text:style-name="T34">0.25</text:span><text:span text:style-name="T34"><text:tab/></text:span><text:span text:style-name="T34"><text:tab/></text:span><text:span text:style-name="T34"> 6.25</text:span><text:span text:style-name="T34"><text:tab/></text:span><text:span text:style-name="T34"><text:tab/></text:span><text:span text:style-name="T34">H</text:span><text:span text:style-name="T34"><text:tab/></text:span><text:span text:style-name="T34"><text:tab/></text:span><text:span text:style-name="T34">H</text:span></text:p>
            <text:p><text:span text:style-name="T34"><text:s/></text:span><text:span text:style-name="T34">5</text:span><text:span text:style-name="T34"><text:tab/></text:span><text:span text:style-name="T34"><text:tab/></text:span><text:span text:style-name="T34">0.3125</text:span><text:span text:style-name="T34"><text:tab/></text:span><text:span text:style-name="T34"> 7.8125</text:span><text:span text:style-name="T34"><text:tab/></text:span><text:span text:style-name="T34">I J</text:span><text:span text:style-name="T34"><text:tab/></text:span><text:span text:style-name="T34">I</text:span></text:p>
            <text:p><text:span text:style-name="T34"><text:s/></text:span><text:span text:style-name="T34">6</text:span><text:span text:style-name="T34"><text:tab/></text:span><text:span text:style-name="T34"><text:tab/></text:span><text:span text:style-name="T34">0.375</text:span><text:span text:style-name="T34"><text:tab/></text:span><text:span text:style-name="T34"><text:tab/></text:span><text:span text:style-name="T34"> 9.375</text:span><text:span text:style-name="T34"><text:tab/></text:span><text:span text:style-name="T34">K</text:span><text:span text:style-name="T34"><text:tab/></text:span><text:span text:style-name="T34"><text:tab/></text:span><text:span text:style-name="T34">K</text:span></text:p>
            <text:p><text:span text:style-name="T34"><text:s/></text:span><text:span text:style-name="T34">7</text:span><text:span text:style-name="T34"><text:tab/></text:span><text:span text:style-name="T34"><text:tab/></text:span><text:span text:style-name="T34">0.4375</text:span><text:span text:style-name="T34"><text:tab/></text:span><text:span text:style-name="T34">10.9375</text:span><text:span text:style-name="T34"><text:tab/></text:span><text:span text:style-name="T34">L M</text:span><text:span text:style-name="T34"><text:tab/></text:span><text:span text:style-name="T34">L M</text:span></text:p>
            <text:p><text:span text:style-name="T34"><text:s/></text:span><text:span text:style-name="T34">8</text:span><text:span text:style-name="T34"><text:tab/></text:span><text:span text:style-name="T34"><text:tab/></text:span><text:span text:style-name="T34">0.5</text:span><text:span text:style-name="T34"><text:tab/></text:span><text:span text:style-name="T34"><text:tab/></text:span><text:span text:style-name="T34">12.5</text:span><text:span text:style-name="T34"><text:tab/></text:span><text:span text:style-name="T34"><text:tab/></text:span><text:span text:style-name="T34">N O</text:span><text:span text:style-name="T34"><text:tab/></text:span><text:span text:style-name="T34">N O</text:span></text:p>
            <text:p><text:span text:style-name="T34"><text:s/></text:span><text:span text:style-name="T34">9</text:span><text:span text:style-name="T34"><text:tab/></text:span><text:span text:style-name="T34"><text:tab/></text:span><text:span text:style-name="T34">0.5625</text:span><text:span text:style-name="T34"><text:tab/></text:span><text:span text:style-name="T34">14.0625</text:span><text:span text:style-name="T34"><text:tab/></text:span><text:span text:style-name="T34">P</text:span><text:span text:style-name="T34"><text:tab/></text:span><text:span text:style-name="T34"><text:tab/></text:span><text:span text:style-name="T34">P</text:span></text:p>
            <text:p><text:span text:style-name="T34">10</text:span><text:span text:style-name="T34"><text:tab/></text:span><text:span text:style-name="T34"><text:tab/></text:span><text:span text:style-name="T34">0.6250</text:span><text:span text:style-name="T34"><text:tab/></text:span><text:span text:style-name="T34">15.625</text:span><text:span text:style-name="T34"><text:tab/></text:span><text:span text:style-name="T34">Q R</text:span></text:p>
            <text:p><text:span text:style-name="T34">11</text:span><text:span text:style-name="T34"><text:tab/></text:span><text:span text:style-name="T34"><text:tab/></text:span><text:span text:style-name="T34">0.6875</text:span><text:span text:style-name="T34"><text:tab/></text:span><text:span text:style-name="T34">17.1875</text:span><text:span text:style-name="T34"><text:tab/></text:span><text:span text:style-name="T34">S</text:span></text:p>
            <text:p><text:span text:style-name="T34">12</text:span><text:span text:style-name="T34"><text:tab/></text:span><text:span text:style-name="T34"><text:tab/></text:span><text:span text:style-name="T34">0.75</text:span><text:span text:style-name="T34"><text:tab/></text:span><text:span text:style-name="T34"><text:tab/></text:span><text:span text:style-name="T34">18.75</text:span><text:span text:style-name="T34"><text:tab/></text:span><text:span text:style-name="T34"><text:tab/></text:span><text:span text:style-name="T34">T U</text:span><text:span text:style-name="T34"><text:tab/></text:span><text:span text:style-name="T34">U</text:span></text:p>
            <text:p><text:span text:style-name="T34">13</text:span><text:span text:style-name="T34"><text:tab/></text:span><text:span text:style-name="T34"><text:tab/></text:span><text:span text:style-name="T34">0.8125</text:span><text:span text:style-name="T34"><text:tab/></text:span><text:span text:style-name="T34">20.3125</text:span><text:span text:style-name="T34"><text:tab/></text:span><text:span text:style-name="T34">V</text:span></text:p>
            <text:p><text:span text:style-name="T34">14</text:span><text:span text:style-name="T34"><text:tab/></text:span><text:span text:style-name="T34"><text:tab/></text:span><text:span text:style-name="T34">0.875</text:span><text:span text:style-name="T34"><text:tab/></text:span><text:span text:style-name="T34"><text:tab/></text:span><text:span text:style-name="T34">21.875</text:span><text:span text:style-name="T34"><text:tab/></text:span><text:span text:style-name="T34">W X</text:span></text:p>
            <text:p><text:span text:style-name="T34">15</text:span><text:span text:style-name="T34"><text:tab/></text:span><text:span text:style-name="T34"><text:tab/></text:span><text:span text:style-name="T34">0.9375</text:span><text:span text:style-name="T34"><text:tab/></text:span><text:span text:style-name="T34">23.4375</text:span><text:span text:style-name="T34"><text:tab/></text:span><text:span text:style-name="T34">Y</text:span><text:span text:style-name="T34"><text:tab/></text:span><text:span text:style-name="T34"><text:tab/></text:span><text:span text:style-name="T34">Y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draw:frame presentation:style-name="pr4" draw:layer="layout" svg:width="25.708cm" svg:height="1.808cm" svg:x="1cm" svg:y="0.337cm" presentation:class="title">
          <draw:text-box>
            <text:p>Solutions: #5 (8pts)</text:p>
          </draw:text-box>
        </draw:frame>
        <draw:frame presentation:style-name="pr7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6">Code</text:span><text:span text:style-name="T5"> </text:span><text:span text:style-name="T10">an efficient function to count the</text:span><text:span text:style-name="T5"> </text:span><text:span text:style-name="T6">leaves</text:span><text:span text:style-name="T5"> </text:span><text:span text:style-name="T10">in a binary tree:</text:span></text:p>
                <text:list>
                  <text:list-item>
                    <text:p><text:span text:style-name="T10">def </text:span><text:span text:style-name="T14">CountLeaves</text:span><text:span text:style-name="T10">(</text:span><text:span text:style-name="T8">T</text:span><text:span text:style-name="T10">):</text:span></text:p>
                    <text:list>
                      <text:list-item>
                        <text:p><text:span text:style-name="T10">if </text:span><text:span text:style-name="T14">isnull</text:span><text:span text:style-name="T10">(</text:span><text:span text:style-name="T8">T</text:span><text:span text:style-name="T10">):</text:span><text:span text:style-name="T10"><text:tab/></text:span><text:span text:style-name="T6">// null ref</text:span></text:p>
                        <text:list>
                          <text:list-item>
                            <text:p><text:span text:style-name="T10">return </text:span><text:span text:style-name="T38">0</text:span></text:p>
                          </text:list-item>
                        </text:list>
                      </text:list-item>
                      <text:list-item>
                        <text:p><text:span text:style-name="T10">if </text:span><text:span text:style-name="T14">isnull</text:span><text:span text:style-name="T10">(</text:span><text:span text:style-name="T8">T.left</text:span><text:span text:style-name="T10">) and </text:span><text:span text:style-name="T14">isnull</text:span><text:span text:style-name="T10">(</text:span><text:span text:style-name="T8">T.right</text:span><text:span text:style-name="T10">): </text:span><text:span text:style-name="T6">// I am a leaf on the wind</text:span></text:p>
                        <text:list>
                          <text:list-item>
                            <text:p><text:span text:style-name="T10">return </text:span><text:span text:style-name="T38">1</text:span></text:p>
                          </text:list-item>
                        </text:list>
                      </text:list-item>
                      <text:list-item>
                        <text:p><text:span text:style-name="T10">return </text:span><text:span text:style-name="T14">CountLeaves</text:span><text:span text:style-name="T10">(</text:span><text:span text:style-name="T8">T.left</text:span><text:span text:style-name="T10">) + </text:span><text:span text:style-name="T14">CountLeaves</text:span><text:span text:style-name="T10">(</text:span><text:span text:style-name="T8">T.right</text:span><text:span text:style-name="T1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draw:frame presentation:style-name="pr4" draw:layer="layout" svg:width="25.708cm" svg:height="1.808cm" svg:x="1cm" svg:y="0.337cm" presentation:class="title">
          <draw:text-box>
            <text:p>Solutions: #6 (8pts)</text:p>
          </draw:text-box>
        </draw:frame>
        <draw:frame presentation:style-name="pr7" draw:layer="layout" svg:width="25.958cm" svg:height="16.251cm" svg:x="1.072cm" svg:y="3.039cm" presentation:class="outline" presentation:user-transformed="true">
          <draw:text-box>
            <text:list text:style-name="L2">
              <text:list-item>
                <text:p><text:span text:style-name="T39">Dynamic</text:span> programming:</text:p>
                <text:list>
                  <text:list-item>
                    <text:p><text:span text:style-name="T40">Task</text:span><text:span text:style-name="T39"> substructure</text:span>: split subtasks recursively</text:p>
                  </text:list-item>
                  <text:list-item>
                    <text:p><text:span text:style-name="T39">Optimal</text:span> substructure: optimal solutions are built from optimal solutions to subproblems</text:p>
                  </text:list-item>
                  <text:list-item>
                    <text:p><text:span text:style-name="T39">Choice</text:span> / decisions / optimisation:<text:line-break/>examine all subtasks and choose the best one</text:p>
                  </text:list-item>
                  <text:list-item>
                    <text:p><text:span text:style-name="T39">Reuse</text:span> of subproblems: hence storing subproblem results in table for reuse, speedup</text:p>
                  </text:list-item>
                </text:list>
              </text:list-item>
              <text:list-item>
                <text:p><text:span text:style-name="T39">Greedy</text:span> algorithms:</text:p>
                <text:list>
                  <text:list-item>
                    <text:p><text:span text:style-name="T39">Subset</text:span> of dynprog: also needs optim substr</text:p>
                  </text:list-item>
                  <text:list-item>
                    <text:p>Adds <text:span text:style-name="T39">greedy choice</text:span> property: optimal solutions are built from picking the greedy choice</text:p>
                    <text:list>
                      <text:list-item>
                        <text:p>no need to check <text:span text:style-name="T39">all</text:span> subtasks, just greedy cho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olutions: #7a (6pts), 7b (6pts)</text:p>
          </draw:text-box>
        </draw:frame>
        <draw:frame presentation:style-name="pr12" draw:layer="layout" svg:width="25.958cm" svg:height="0.903cm" svg:x="1.072cm" svg:y="3.039cm" presentation:class="outline" presentation:user-transformed="true">
          <draw:text-box>
            <text:list text:style-name="L2">
              <text:list-item>
                <text:p><text:span text:style-name="T10">Convert to</text:span><text:span text:style-name="T5"> </text:span><text:span text:style-name="T6">weighted adjacency matrix</text:span><text:span text:style-name="T5"> </text:span><text:span text:style-name="T10">and draw the</text:span><text:span text:style-name="T5"> </text:span><text:span text:style-name="T6">graph</text:span></text:p>
              </text:list-item>
            </text:list>
          </draw:text-box>
        </draw:frame>
        <draw:frame draw:style-name="gr5" draw:text-style-name="P8" draw:layer="layout" svg:width="5.582cm" svg:height="5.051cm" svg:x="8.64cm" svg:y="3.843cm">
          <draw:text-box>
            <text:p><text:span text:style-name="T31"><text:s/></text:span><text:span text:style-name="T31">. </text:span><text:span text:style-name="T32">t w x y z</text:span></text:p>
            <text:p><text:span text:style-name="T41">t</text:span><text:span text:style-name="T31">: 0 0 2 7 </text:span><text:span text:style-name="T33">∞</text:span></text:p>
            <text:p><text:span text:style-name="T41">w</text:span><text:span text:style-name="T31">: </text:span><text:span text:style-name="T33">∞</text:span><text:span text:style-name="T31"> 0 </text:span><text:span text:style-name="T33">∞</text:span><text:span text:style-name="T31"> </text:span><text:span text:style-name="T33">∞</text:span><text:span text:style-name="T31"> 3</text:span></text:p>
            <text:p><text:span text:style-name="T41">x</text:span><text:span text:style-name="T31">: </text:span><text:span text:style-name="T33">∞</text:span><text:span text:style-name="T31"> </text:span><text:span text:style-name="T33">∞</text:span><text:span text:style-name="T31"> 0 4 </text:span><text:span text:style-name="T33">∞</text:span></text:p>
            <text:p><text:span text:style-name="T41">y</text:span><text:span text:style-name="T31">: </text:span><text:span text:style-name="T33">∞</text:span><text:span text:style-name="T31"> 2 2 0 </text:span><text:span text:style-name="T33">∞</text:span></text:p>
            <text:p><text:span text:style-name="T41">z</text:span><text:span text:style-name="T31">: </text:span><text:span text:style-name="T33">∞</text:span><text:span text:style-name="T31"> </text:span><text:span text:style-name="T33">∞</text:span><text:span text:style-name="T31"> </text:span><text:span text:style-name="T33">∞</text:span><text:span text:style-name="T31"> 1 0</text:span></text:p>
          </draw:text-box>
        </draw:frame>
        <draw:custom-shape draw:style-name="gr1" draw:text-style-name="P10" xml:id="id32" draw:id="id32" draw:layer="layout" svg:width="1.27cm" svg:height="1.269cm" svg:x="19.53cm" svg:y="4.016cm">
          <text:p text:style-name="P2"><text:span text:style-name="T4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4" draw:id="id34" draw:layer="layout" svg:width="1.27cm" svg:height="1.269cm" svg:x="19.53cm" svg:y="7.117cm">
          <text:p text:style-name="P2"><text:span text:style-name="T4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3" draw:id="id33" draw:layer="layout" svg:width="1.27cm" svg:height="1.269cm" svg:x="22.93cm" svg:y="4.016cm">
          <text:p text:style-name="P2"><text:span text:style-name="T42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5" draw:id="id35" draw:layer="layout" svg:width="1.27cm" svg:height="1.269cm" svg:x="22.93cm" svg:y="7.117cm">
          <text:p text:style-name="P2"><text:span text:style-name="T4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6" draw:id="id36" draw:layer="layout" svg:width="1.27cm" svg:height="1.269cm" svg:x="25.61cm" svg:y="5.597cm">
          <text:p text:style-name="P2"><text:span text:style-name="T4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1" draw:layer="layout" draw:type="line" svg:x1="20.8cm" svg:y1="4.651cm" svg:x2="22.93cm" svg:y2="4.651cm" draw:start-shape="id32" draw:start-glue-point="10" draw:end-shape="id33" draw:end-glue-point="6" svg:d="m20800 4651h2130" svg:viewBox="0 0 2131 1">
          <text:p text:style-name="P2"><text:span text:style-name="T43">0</text:span></text:p>
        </draw:connector>
        <draw:connector draw:style-name="gr6" draw:text-style-name="P12" draw:layer="layout" draw:type="line" svg:x1="20.165cm" svg:y1="5.285cm" svg:x2="20.165cm" svg:y2="7.117cm" draw:start-shape="id32" draw:start-glue-point="8" draw:end-shape="id34" draw:end-glue-point="4" svg:d="m20165 5285v1832" svg:viewBox="0 0 1 1833">
          <text:p text:style-name="P2"><text:span text:style-name="T43">2</text:span></text:p>
        </draw:connector>
        <draw:connector draw:style-name="gr6" draw:text-style-name="P12" draw:layer="layout" draw:type="line" svg:x1="20.614cm" svg:y1="7.302cm" svg:x2="23.116cm" svg:y2="7.302cm" draw:start-shape="id34" draw:start-glue-point="11" draw:end-shape="id35" draw:end-glue-point="5" svg:d="m20614 7302h2502" svg:viewBox="0 0 2503 1">
          <text:p text:style-name="P2"><text:span text:style-name="T43">4</text:span></text:p>
        </draw:connector>
        <draw:connector draw:style-name="gr6" draw:text-style-name="P12" draw:layer="layout" draw:type="line" svg:x1="23.116cm" svg:y1="8.201cm" svg:x2="20.614cm" svg:y2="8.201cm" draw:start-shape="id35" draw:start-glue-point="7" draw:end-shape="id34" draw:end-glue-point="9" svg:d="m23116 8201h-2502" svg:viewBox="0 0 2503 1">
          <text:p text:style-name="P2"><text:span text:style-name="T43">2</text:span></text:p>
        </draw:connector>
        <draw:connector draw:style-name="gr6" draw:text-style-name="P12" draw:layer="layout" draw:type="line" svg:x1="23.565cm" svg:y1="7.117cm" svg:x2="23.565cm" svg:y2="5.285cm" draw:start-shape="id35" draw:start-glue-point="4" draw:end-shape="id33" draw:end-glue-point="8" svg:d="m23565 7117v-1832" svg:viewBox="0 0 1 1833">
          <text:p text:style-name="P2"><text:span text:style-name="T43">2</text:span></text:p>
        </draw:connector>
        <draw:connector draw:style-name="gr6" draw:text-style-name="P12" draw:layer="layout" draw:type="line" svg:x1="24.2cm" svg:y1="4.651cm" svg:x2="25.796cm" svg:y2="5.782cm" draw:start-shape="id33" draw:start-glue-point="10" draw:end-shape="id36" draw:end-glue-point="5" svg:d="m24200 4651 1596 1131" svg:viewBox="0 0 1597 1132">
          <text:p text:style-name="P2"><text:span text:style-name="T43">3</text:span></text:p>
        </draw:connector>
        <draw:connector draw:style-name="gr6" draw:text-style-name="P12" draw:layer="layout" draw:type="line" svg:x1="25.796cm" svg:y1="6.681cm" svg:x2="24.2cm" svg:y2="7.752cm" draw:start-shape="id36" draw:start-glue-point="7" draw:end-shape="id35" draw:end-glue-point="10" svg:d="m25796 6681-1596 1071" svg:viewBox="0 0 1597 1072">
          <text:p text:style-name="P2"><text:span text:style-name="T43">1</text:span></text:p>
        </draw:connector>
        <draw:connector draw:style-name="gr6" draw:text-style-name="P11" draw:layer="layout" draw:type="line" svg:x1="20.614cm" svg:y1="5.1cm" svg:x2="23.116cm" svg:y2="7.302cm" draw:start-shape="id32" draw:start-glue-point="9" draw:end-shape="id35" draw:end-glue-point="5" svg:d="m20614 5100 2502 2202" svg:viewBox="0 0 2503 2203">
          <text:p text:style-name="P2"><text:span text:style-name="T43">7</text:span></text:p>
        </draw:connector>
        <draw:frame presentation:style-name="pr12" draw:layer="layout" svg:width="25.958cm" svg:height="0.903cm" svg:x="1.072cm" svg:y="9.065cm" presentation:class="outline" presentation:user-transformed="true">
          <draw:text-box>
            <text:list text:style-name="L2">
              <text:list-item>
                <text:p><text:span text:style-name="T10">Demonstrate</text:span><text:span text:style-name="T5"> </text:span><text:span text:style-name="T6">Dijkstra</text:span><text:span text:style-name="T5"> </text:span><text:span text:style-name="T10">shortest-paths starting at </text:span><text:span text:style-name="T8">t</text:span></text:p>
              </text:list-item>
            </text:list>
          </draw:text-box>
        </draw:frame>
        <draw:g>
          <draw:custom-shape draw:style-name="gr1" draw:text-style-name="P13" xml:id="id37" draw:id="id37" draw:layer="layout" svg:width="1.27cm" svg:height="1.269cm" svg:x="0.64cm" svg:y="10.265cm">
            <text:p text:style-name="P2"><text:span text:style-name="T1">t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39" draw:id="id39" draw:layer="layout" svg:width="1.27cm" svg:height="1.269cm" svg:x="0.64cm" svg:y="13.366cm">
            <text:p text:style-name="P2"><text:span text:style-name="T42">x: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38" draw:id="id38" draw:layer="layout" svg:width="1.27cm" svg:height="1.269cm" svg:x="4.04cm" svg:y="10.265cm">
            <text:p text:style-name="P2"><text:span text:style-name="T42">w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40" draw:id="id40" draw:layer="layout" svg:width="1.27cm" svg:height="1.269cm" svg:x="4.04cm" svg:y="13.366cm">
            <text:p text:style-name="P2"><text:span text:style-name="T42">y: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41" draw:id="id41" draw:layer="layout" svg:width="1.27cm" svg:height="1.269cm" svg:x="6.72cm" svg:y="11.846cm">
            <text:p text:style-name="P2"><text:span text:style-name="T42">z:∞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1" draw:layer="layout" draw:type="line" svg:x1="1.91cm" svg:y1="10.9cm" svg:x2="4.04cm" svg:y2="10.9cm" draw:start-shape="id37" draw:start-glue-point="10" draw:end-shape="id38" draw:end-glue-point="6" svg:d="m1910 10900h2130" svg:viewBox="0 0 2131 1">
            <text:p text:style-name="P2"><text:span text:style-name="T43">0</text:span></text:p>
          </draw:connector>
          <draw:connector draw:style-name="gr6" draw:text-style-name="P12" draw:layer="layout" draw:type="line" svg:x1="1.275cm" svg:y1="11.534cm" svg:x2="1.275cm" svg:y2="13.366cm" draw:start-shape="id37" draw:start-glue-point="8" draw:end-shape="id39" draw:end-glue-point="4" svg:d="m1275 11534v1832" svg:viewBox="0 0 1 1833">
            <text:p text:style-name="P2"><text:span text:style-name="T43">2</text:span></text:p>
          </draw:connector>
          <draw:connector draw:style-name="gr6" draw:text-style-name="P12" draw:layer="layout" draw:type="line" svg:x1="1.724cm" svg:y1="13.551cm" svg:x2="4.226cm" svg:y2="13.551cm" draw:start-shape="id39" draw:start-glue-point="11" draw:end-shape="id40" draw:end-glue-point="5" svg:d="m1724 13551h2502" svg:viewBox="0 0 2503 1">
            <text:p text:style-name="P2"><text:span text:style-name="T43">4</text:span></text:p>
          </draw:connector>
          <draw:connector draw:style-name="gr6" draw:text-style-name="P12" draw:layer="layout" draw:type="line" svg:x1="4.226cm" svg:y1="14.45cm" svg:x2="1.724cm" svg:y2="14.45cm" draw:start-shape="id40" draw:start-glue-point="7" draw:end-shape="id39" draw:end-glue-point="9" svg:d="m4226 14450h-2502" svg:viewBox="0 0 2503 1">
            <text:p text:style-name="P2"><text:span text:style-name="T43">2</text:span></text:p>
          </draw:connector>
          <draw:connector draw:style-name="gr6" draw:text-style-name="P12" draw:layer="layout" draw:type="line" svg:x1="4.675cm" svg:y1="13.366cm" svg:x2="4.675cm" svg:y2="11.534cm" draw:start-shape="id40" draw:start-glue-point="4" draw:end-shape="id38" draw:end-glue-point="8" svg:d="m4675 13366v-1832" svg:viewBox="0 0 1 1833">
            <text:p text:style-name="P2"><text:span text:style-name="T43">2</text:span></text:p>
          </draw:connector>
          <draw:connector draw:style-name="gr6" draw:text-style-name="P12" draw:layer="layout" draw:type="line" svg:x1="5.31cm" svg:y1="10.9cm" svg:x2="6.906cm" svg:y2="12.031cm" draw:start-shape="id38" draw:start-glue-point="10" draw:end-shape="id41" draw:end-glue-point="5" svg:d="m5310 10900 1596 1131" svg:viewBox="0 0 1597 1132">
            <text:p text:style-name="P2"><text:span text:style-name="T43">3</text:span></text:p>
          </draw:connector>
          <draw:connector draw:style-name="gr6" draw:text-style-name="P12" draw:layer="layout" draw:type="line" svg:x1="6.906cm" svg:y1="12.93cm" svg:x2="5.31cm" svg:y2="14.001cm" draw:start-shape="id41" draw:start-glue-point="7" draw:end-shape="id40" draw:end-glue-point="10" svg:d="m6906 12930-1596 1071" svg:viewBox="0 0 1597 1072">
            <text:p text:style-name="P2"><text:span text:style-name="T43">1</text:span></text:p>
          </draw:connector>
          <draw:connector draw:style-name="gr6" draw:text-style-name="P11" draw:layer="layout" draw:type="line" svg:x1="1.724cm" svg:y1="11.349cm" svg:x2="4.226cm" svg:y2="13.551cm" draw:start-shape="id37" draw:start-glue-point="9" draw:end-shape="id40" draw:end-glue-point="5" svg:d="m1724 11349 2502 2202" svg:viewBox="0 0 2503 2203">
            <text:p text:style-name="P2"><text:span text:style-name="T43">7</text:span></text:p>
          </draw:connector>
        </draw:g>
        <draw:g>
          <draw:custom-shape draw:style-name="gr1" draw:text-style-name="P14" xml:id="id42" draw:id="id42" draw:layer="layout" svg:width="1.27cm" svg:height="1.269cm" svg:x="10.39cm" svg:y="10.265cm">
            <text:p text:style-name="P2"><text:span text:style-name="T44">t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44" draw:id="id44" draw:layer="layout" svg:width="1.27cm" svg:height="1.269cm" svg:x="10.39cm" svg:y="13.366cm">
            <text:p text:style-name="P2"><text:span text:style-name="T42">x: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3" xml:id="id43" draw:id="id43" draw:layer="layout" svg:width="1.27cm" svg:height="1.269cm" svg:x="13.79cm" svg:y="10.265cm">
            <text:p text:style-name="P2"><text:span text:style-name="T1">w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45" draw:id="id45" draw:layer="layout" svg:width="1.27cm" svg:height="1.269cm" svg:x="13.79cm" svg:y="13.366cm">
            <text:p text:style-name="P2"><text:span text:style-name="T42">y: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46" draw:id="id46" draw:layer="layout" svg:width="1.27cm" svg:height="1.269cm" svg:x="16.47cm" svg:y="11.846cm">
            <text:p text:style-name="P2"><text:span text:style-name="T42">z: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1" draw:layer="layout" draw:type="line" svg:x1="11.66cm" svg:y1="10.9cm" svg:x2="13.79cm" svg:y2="10.9cm" draw:start-shape="id42" draw:start-glue-point="10" draw:end-shape="id43" draw:end-glue-point="6" svg:d="m11660 10900h2130" svg:viewBox="0 0 2131 1">
            <text:p text:style-name="P2"><text:span text:style-name="T43">0</text:span></text:p>
          </draw:connector>
          <draw:connector draw:style-name="gr6" draw:text-style-name="P12" draw:layer="layout" draw:type="line" svg:x1="11.025cm" svg:y1="11.534cm" svg:x2="11.025cm" svg:y2="13.366cm" draw:start-shape="id42" draw:start-glue-point="8" draw:end-shape="id44" draw:end-glue-point="4" svg:d="m11025 11534v1832" svg:viewBox="0 0 1 1833">
            <text:p text:style-name="P2"><text:span text:style-name="T43">2</text:span></text:p>
          </draw:connector>
          <draw:connector draw:style-name="gr6" draw:text-style-name="P12" draw:layer="layout" draw:type="line" svg:x1="11.474cm" svg:y1="13.551cm" svg:x2="13.976cm" svg:y2="13.551cm" draw:start-shape="id44" draw:start-glue-point="11" draw:end-shape="id45" draw:end-glue-point="5" svg:d="m11474 13551h2502" svg:viewBox="0 0 2503 1">
            <text:p text:style-name="P2"><text:span text:style-name="T43">4</text:span></text:p>
          </draw:connector>
          <draw:connector draw:style-name="gr6" draw:text-style-name="P12" draw:layer="layout" draw:type="line" svg:x1="13.976cm" svg:y1="14.45cm" svg:x2="11.474cm" svg:y2="14.45cm" draw:start-shape="id45" draw:start-glue-point="7" draw:end-shape="id44" draw:end-glue-point="9" svg:d="m13976 14450h-2502" svg:viewBox="0 0 2503 1">
            <text:p text:style-name="P2"><text:span text:style-name="T43">2</text:span></text:p>
          </draw:connector>
          <draw:connector draw:style-name="gr6" draw:text-style-name="P12" draw:layer="layout" draw:type="line" svg:x1="14.425cm" svg:y1="13.366cm" svg:x2="14.425cm" svg:y2="11.534cm" draw:start-shape="id45" draw:start-glue-point="4" draw:end-shape="id43" draw:end-glue-point="8" svg:d="m14425 13366v-1832" svg:viewBox="0 0 1 1833">
            <text:p text:style-name="P2"><text:span text:style-name="T43">2</text:span></text:p>
          </draw:connector>
          <draw:connector draw:style-name="gr6" draw:text-style-name="P12" draw:layer="layout" draw:type="line" svg:x1="15.06cm" svg:y1="10.9cm" svg:x2="16.656cm" svg:y2="12.031cm" draw:start-shape="id43" draw:start-glue-point="10" draw:end-shape="id46" draw:end-glue-point="5" svg:d="m15060 10900 1596 1131" svg:viewBox="0 0 1597 1132">
            <text:p text:style-name="P2"><text:span text:style-name="T43">3</text:span></text:p>
          </draw:connector>
          <draw:connector draw:style-name="gr6" draw:text-style-name="P12" draw:layer="layout" draw:type="line" svg:x1="16.656cm" svg:y1="12.93cm" svg:x2="15.06cm" svg:y2="14.001cm" draw:start-shape="id46" draw:start-glue-point="7" draw:end-shape="id45" draw:end-glue-point="10" svg:d="m16656 12930-1596 1071" svg:viewBox="0 0 1597 1072">
            <text:p text:style-name="P2"><text:span text:style-name="T43">1</text:span></text:p>
          </draw:connector>
          <draw:connector draw:style-name="gr6" draw:text-style-name="P11" draw:layer="layout" draw:type="line" svg:x1="11.474cm" svg:y1="11.349cm" svg:x2="13.976cm" svg:y2="13.551cm" draw:start-shape="id42" draw:start-glue-point="9" draw:end-shape="id45" draw:end-glue-point="5" svg:d="m11474 11349 2502 2202" svg:viewBox="0 0 2503 2203">
            <text:p text:style-name="P2"><text:span text:style-name="T43">7</text:span></text:p>
          </draw:connector>
        </draw:g>
        <draw:g>
          <draw:custom-shape draw:style-name="gr1" draw:text-style-name="P14" xml:id="id47" draw:id="id47" draw:layer="layout" svg:width="1.27cm" svg:height="1.269cm" svg:x="20.14cm" svg:y="10.265cm">
            <text:p text:style-name="P2"><text:span text:style-name="T44">t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3" xml:id="id49" draw:id="id49" draw:layer="layout" svg:width="1.27cm" svg:height="1.269cm" svg:x="20.14cm" svg:y="13.366cm">
            <text:p text:style-name="P2"><text:span text:style-name="T1">x: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4" xml:id="id48" draw:id="id48" draw:layer="layout" svg:width="1.27cm" svg:height="1.269cm" svg:x="23.54cm" svg:y="10.265cm">
            <text:p text:style-name="P2"><text:span text:style-name="T44">w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50" draw:id="id50" draw:layer="layout" svg:width="1.27cm" svg:height="1.269cm" svg:x="23.54cm" svg:y="13.366cm">
            <text:p text:style-name="P2"><text:span text:style-name="T42">y: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51" draw:id="id51" draw:layer="layout" svg:width="1.27cm" svg:height="1.269cm" svg:x="26.22cm" svg:y="11.846cm">
            <text:p text:style-name="P2"><text:span text:style-name="T42">z: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1" draw:layer="layout" draw:type="line" svg:x1="21.41cm" svg:y1="10.9cm" svg:x2="23.54cm" svg:y2="10.9cm" draw:start-shape="id47" draw:start-glue-point="10" draw:end-shape="id48" draw:end-glue-point="6" svg:d="m21410 10900h2130" svg:viewBox="0 0 2131 1">
            <text:p text:style-name="P2"><text:span text:style-name="T43">0</text:span></text:p>
          </draw:connector>
          <draw:connector draw:style-name="gr6" draw:text-style-name="P12" draw:layer="layout" draw:type="line" svg:x1="20.775cm" svg:y1="11.534cm" svg:x2="20.775cm" svg:y2="13.366cm" draw:start-shape="id47" draw:start-glue-point="8" draw:end-shape="id49" draw:end-glue-point="4" svg:d="m20775 11534v1832" svg:viewBox="0 0 1 1833">
            <text:p text:style-name="P2"><text:span text:style-name="T43">2</text:span></text:p>
          </draw:connector>
          <draw:connector draw:style-name="gr6" draw:text-style-name="P12" draw:layer="layout" draw:type="line" svg:x1="21.224cm" svg:y1="13.551cm" svg:x2="23.726cm" svg:y2="13.551cm" draw:start-shape="id49" draw:start-glue-point="11" draw:end-shape="id50" draw:end-glue-point="5" svg:d="m21224 13551h2502" svg:viewBox="0 0 2503 1">
            <text:p text:style-name="P2"><text:span text:style-name="T43">4</text:span></text:p>
          </draw:connector>
          <draw:connector draw:style-name="gr6" draw:text-style-name="P12" draw:layer="layout" draw:type="line" svg:x1="23.726cm" svg:y1="14.45cm" svg:x2="21.224cm" svg:y2="14.45cm" draw:start-shape="id50" draw:start-glue-point="7" draw:end-shape="id49" draw:end-glue-point="9" svg:d="m23726 14450h-2502" svg:viewBox="0 0 2503 1">
            <text:p text:style-name="P2"><text:span text:style-name="T43">2</text:span></text:p>
          </draw:connector>
          <draw:connector draw:style-name="gr6" draw:text-style-name="P12" draw:layer="layout" draw:type="line" svg:x1="24.175cm" svg:y1="13.366cm" svg:x2="24.175cm" svg:y2="11.534cm" draw:start-shape="id50" draw:start-glue-point="4" draw:end-shape="id48" draw:end-glue-point="8" svg:d="m24175 13366v-1832" svg:viewBox="0 0 1 1833">
            <text:p text:style-name="P2"><text:span text:style-name="T43">2</text:span></text:p>
          </draw:connector>
          <draw:connector draw:style-name="gr6" draw:text-style-name="P12" draw:layer="layout" draw:type="line" svg:x1="24.81cm" svg:y1="10.9cm" svg:x2="26.406cm" svg:y2="12.031cm" draw:start-shape="id48" draw:start-glue-point="10" draw:end-shape="id51" draw:end-glue-point="5" svg:d="m24810 10900 1596 1131" svg:viewBox="0 0 1597 1132">
            <text:p text:style-name="P2"><text:span text:style-name="T43">3</text:span></text:p>
          </draw:connector>
          <draw:connector draw:style-name="gr6" draw:text-style-name="P12" draw:layer="layout" draw:type="line" svg:x1="26.406cm" svg:y1="12.93cm" svg:x2="24.81cm" svg:y2="14.001cm" draw:start-shape="id51" draw:start-glue-point="7" draw:end-shape="id50" draw:end-glue-point="10" svg:d="m26406 12930-1596 1071" svg:viewBox="0 0 1597 1072">
            <text:p text:style-name="P2"><text:span text:style-name="T43">1</text:span></text:p>
          </draw:connector>
          <draw:connector draw:style-name="gr6" draw:text-style-name="P11" draw:layer="layout" draw:type="line" svg:x1="21.224cm" svg:y1="11.349cm" svg:x2="23.726cm" svg:y2="13.551cm" draw:start-shape="id47" draw:start-glue-point="9" draw:end-shape="id50" draw:end-glue-point="5" svg:d="m21224 11349 2502 2202" svg:viewBox="0 0 2503 2203">
            <text:p text:style-name="P2"><text:span text:style-name="T43">7</text:span></text:p>
          </draw:connector>
        </draw:g>
        <draw:g>
          <draw:custom-shape draw:style-name="gr1" draw:text-style-name="P14" xml:id="id52" draw:id="id52" draw:layer="layout" svg:width="1.27cm" svg:height="1.269cm" svg:x="5.515cm" svg:y="15.24cm">
            <text:p text:style-name="P2"><text:span text:style-name="T44">t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4" xml:id="id54" draw:id="id54" draw:layer="layout" svg:width="1.27cm" svg:height="1.269cm" svg:x="5.515cm" svg:y="18.341cm">
            <text:p text:style-name="P2"><text:span text:style-name="T44">x: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4" xml:id="id53" draw:id="id53" draw:layer="layout" svg:width="1.27cm" svg:height="1.269cm" svg:x="8.915cm" svg:y="15.24cm">
            <text:p text:style-name="P2"><text:span text:style-name="T44">w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0" xml:id="id55" draw:id="id55" draw:layer="layout" svg:width="1.27cm" svg:height="1.269cm" svg:x="8.915cm" svg:y="18.341cm">
            <text:p text:style-name="P2"><text:span text:style-name="T42">y: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3" xml:id="id56" draw:id="id56" draw:layer="layout" svg:width="1.27cm" svg:height="1.269cm" svg:x="11.595cm" svg:y="16.821cm">
            <text:p text:style-name="P2"><text:span text:style-name="T1">z: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1" draw:layer="layout" draw:type="line" svg:x1="6.785cm" svg:y1="15.875cm" svg:x2="8.915cm" svg:y2="15.875cm" draw:start-shape="id52" draw:start-glue-point="10" draw:end-shape="id53" draw:end-glue-point="6" svg:d="m6785 15875h2130" svg:viewBox="0 0 2131 1">
            <text:p text:style-name="P2"><text:span text:style-name="T43">0</text:span></text:p>
          </draw:connector>
          <draw:connector draw:style-name="gr6" draw:text-style-name="P12" draw:layer="layout" draw:type="line" svg:x1="6.15cm" svg:y1="16.509cm" svg:x2="6.15cm" svg:y2="18.341cm" draw:start-shape="id52" draw:start-glue-point="8" draw:end-shape="id54" draw:end-glue-point="4" svg:d="m6150 16509v1832" svg:viewBox="0 0 1 1833">
            <text:p text:style-name="P2"><text:span text:style-name="T43">2</text:span></text:p>
          </draw:connector>
          <draw:connector draw:style-name="gr6" draw:text-style-name="P12" draw:layer="layout" draw:type="line" svg:x1="6.599cm" svg:y1="18.526cm" svg:x2="9.101cm" svg:y2="18.526cm" draw:start-shape="id54" draw:start-glue-point="11" draw:end-shape="id55" draw:end-glue-point="5" svg:d="m6599 18526h2502" svg:viewBox="0 0 2503 1">
            <text:p text:style-name="P2"><text:span text:style-name="T43">4</text:span></text:p>
          </draw:connector>
          <draw:connector draw:style-name="gr6" draw:text-style-name="P12" draw:layer="layout" draw:type="line" svg:x1="9.101cm" svg:y1="19.425cm" svg:x2="6.599cm" svg:y2="19.425cm" draw:start-shape="id55" draw:start-glue-point="7" draw:end-shape="id54" draw:end-glue-point="9" svg:d="m9101 19425h-2502" svg:viewBox="0 0 2503 1">
            <text:p text:style-name="P2"><text:span text:style-name="T43">2</text:span></text:p>
          </draw:connector>
          <draw:connector draw:style-name="gr6" draw:text-style-name="P12" draw:layer="layout" draw:type="line" svg:x1="9.55cm" svg:y1="18.341cm" svg:x2="9.55cm" svg:y2="16.509cm" draw:start-shape="id55" draw:start-glue-point="4" draw:end-shape="id53" draw:end-glue-point="8" svg:d="m9550 18341v-1832" svg:viewBox="0 0 1 1833">
            <text:p text:style-name="P2"><text:span text:style-name="T43">2</text:span></text:p>
          </draw:connector>
          <draw:connector draw:style-name="gr6" draw:text-style-name="P12" draw:layer="layout" draw:type="line" svg:x1="10.185cm" svg:y1="15.875cm" svg:x2="11.781cm" svg:y2="17.006cm" draw:start-shape="id53" draw:start-glue-point="10" draw:end-shape="id56" draw:end-glue-point="5" svg:d="m10185 15875 1596 1131" svg:viewBox="0 0 1597 1132">
            <text:p text:style-name="P2"><text:span text:style-name="T43">3</text:span></text:p>
          </draw:connector>
          <draw:connector draw:style-name="gr6" draw:text-style-name="P12" draw:layer="layout" draw:type="line" svg:x1="11.781cm" svg:y1="17.905cm" svg:x2="10.185cm" svg:y2="18.976cm" draw:start-shape="id56" draw:start-glue-point="7" draw:end-shape="id55" draw:end-glue-point="10" svg:d="m11781 17905-1596 1071" svg:viewBox="0 0 1597 1072">
            <text:p text:style-name="P2"><text:span text:style-name="T43">1</text:span></text:p>
          </draw:connector>
          <draw:connector draw:style-name="gr6" draw:text-style-name="P11" draw:layer="layout" draw:type="line" svg:x1="6.599cm" svg:y1="16.324cm" svg:x2="9.101cm" svg:y2="18.526cm" draw:start-shape="id52" draw:start-glue-point="9" draw:end-shape="id55" draw:end-glue-point="5" svg:d="m6599 16324 2502 2202" svg:viewBox="0 0 2503 2203">
            <text:p text:style-name="P2"><text:span text:style-name="T43">7</text:span></text:p>
          </draw:connector>
        </draw:g>
        <draw:g>
          <draw:custom-shape draw:style-name="gr1" draw:text-style-name="P14" xml:id="id57" draw:id="id57" draw:layer="layout" svg:width="1.27cm" svg:height="1.269cm" svg:x="15.265cm" svg:y="15.24cm">
            <text:p text:style-name="P2"><text:span text:style-name="T44">t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4" xml:id="id59" draw:id="id59" draw:layer="layout" svg:width="1.27cm" svg:height="1.269cm" svg:x="15.265cm" svg:y="18.341cm">
            <text:p text:style-name="P2"><text:span text:style-name="T44">x: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4" xml:id="id58" draw:id="id58" draw:layer="layout" svg:width="1.27cm" svg:height="1.269cm" svg:x="18.665cm" svg:y="15.24cm">
            <text:p text:style-name="P2"><text:span text:style-name="T44">w: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3" xml:id="id60" draw:id="id60" draw:layer="layout" svg:width="1.27cm" svg:height="1.269cm" svg:x="18.665cm" svg:y="18.341cm">
            <text:p text:style-name="P2"><text:span text:style-name="T1">y: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4" xml:id="id61" draw:id="id61" draw:layer="layout" svg:width="1.27cm" svg:height="1.269cm" svg:x="21.345cm" svg:y="16.821cm">
            <text:p text:style-name="P2"><text:span text:style-name="T44">z: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1" draw:layer="layout" draw:type="line" svg:x1="16.535cm" svg:y1="15.875cm" svg:x2="18.665cm" svg:y2="15.875cm" draw:start-shape="id57" draw:start-glue-point="10" draw:end-shape="id58" draw:end-glue-point="6" svg:d="m16535 15875h2130" svg:viewBox="0 0 2131 1">
            <text:p text:style-name="P2"><text:span text:style-name="T43">0</text:span></text:p>
          </draw:connector>
          <draw:connector draw:style-name="gr6" draw:text-style-name="P12" draw:layer="layout" draw:type="line" svg:x1="15.9cm" svg:y1="16.509cm" svg:x2="15.9cm" svg:y2="18.341cm" draw:start-shape="id57" draw:start-glue-point="8" draw:end-shape="id59" draw:end-glue-point="4" svg:d="m15900 16509v1832" svg:viewBox="0 0 1 1833">
            <text:p text:style-name="P2"><text:span text:style-name="T43">2</text:span></text:p>
          </draw:connector>
          <draw:connector draw:style-name="gr6" draw:text-style-name="P12" draw:layer="layout" draw:type="line" svg:x1="16.349cm" svg:y1="18.526cm" svg:x2="18.851cm" svg:y2="18.526cm" draw:start-shape="id59" draw:start-glue-point="11" draw:end-shape="id60" draw:end-glue-point="5" svg:d="m16349 18526h2502" svg:viewBox="0 0 2503 1">
            <text:p text:style-name="P2"><text:span text:style-name="T43">4</text:span></text:p>
          </draw:connector>
          <draw:connector draw:style-name="gr6" draw:text-style-name="P12" draw:layer="layout" draw:type="line" svg:x1="18.851cm" svg:y1="19.425cm" svg:x2="16.349cm" svg:y2="19.425cm" draw:start-shape="id60" draw:start-glue-point="7" draw:end-shape="id59" draw:end-glue-point="9" svg:d="m18851 19425h-2502" svg:viewBox="0 0 2503 1">
            <text:p text:style-name="P2"><text:span text:style-name="T43">2</text:span></text:p>
          </draw:connector>
          <draw:connector draw:style-name="gr6" draw:text-style-name="P12" draw:layer="layout" draw:type="line" svg:x1="19.3cm" svg:y1="18.341cm" svg:x2="19.3cm" svg:y2="16.509cm" draw:start-shape="id60" draw:start-glue-point="4" draw:end-shape="id58" draw:end-glue-point="8" svg:d="m19300 18341v-1832" svg:viewBox="0 0 1 1833">
            <text:p text:style-name="P2"><text:span text:style-name="T43">2</text:span></text:p>
          </draw:connector>
          <draw:connector draw:style-name="gr6" draw:text-style-name="P12" draw:layer="layout" draw:type="line" svg:x1="19.935cm" svg:y1="15.875cm" svg:x2="21.531cm" svg:y2="17.006cm" draw:start-shape="id58" draw:start-glue-point="10" draw:end-shape="id61" draw:end-glue-point="5" svg:d="m19935 15875 1596 1131" svg:viewBox="0 0 1597 1132">
            <text:p text:style-name="P2"><text:span text:style-name="T43">3</text:span></text:p>
          </draw:connector>
          <draw:connector draw:style-name="gr6" draw:text-style-name="P12" draw:layer="layout" draw:type="line" svg:x1="21.531cm" svg:y1="17.905cm" svg:x2="19.935cm" svg:y2="18.976cm" draw:start-shape="id61" draw:start-glue-point="7" draw:end-shape="id60" draw:end-glue-point="10" svg:d="m21531 17905-1596 1071" svg:viewBox="0 0 1597 1072">
            <text:p text:style-name="P2"><text:span text:style-name="T43">1</text:span></text:p>
          </draw:connector>
          <draw:connector draw:style-name="gr6" draw:text-style-name="P11" draw:layer="layout" draw:type="line" svg:x1="16.349cm" svg:y1="16.324cm" svg:x2="18.851cm" svg:y2="18.526cm" draw:start-shape="id57" draw:start-glue-point="9" draw:end-shape="id60" draw:end-glue-point="5" svg:d="m16349 16324 2502 2202" svg:viewBox="0 0 2503 2203">
            <text:p text:style-name="P2"><text:span text:style-name="T43">7</text:span></text:p>
          </draw:connector>
        </draw:g>
        <draw:custom-shape draw:style-name="gr7" draw:text-style-name="P2" draw:layer="layout" svg:width="1.905cm" svg:height="1.905cm" svg:x="8.355cm" svg:y="11.43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18.315cm" svg:y="11.431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3.375cm" svg:y="16.512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13.376cm" svg:y="16.513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draw:frame presentation:style-name="pr4" draw:layer="layout" svg:width="25.708cm" svg:height="1.808cm" svg:x="1cm" svg:y="0.337cm" presentation:class="title">
          <draw:text-box>
            <text:p>Solutions: #7c (10pts)</text:p>
          </draw:text-box>
        </draw:frame>
        <draw:frame presentation:style-name="pr13" draw:layer="layout" svg:width="25.958cm" svg:height="2.041cm" svg:x="1.072cm" svg:y="3.039cm" presentation:class="outline" presentation:user-transformed="true">
          <draw:text-box>
            <text:list text:style-name="L2">
              <text:list-item>
                <text:p><text:span text:style-name="T10">Demonstrate</text:span><text:span text:style-name="T5"> </text:span><text:span text:style-name="T6">Floyd-Warshall</text:span><text:span text:style-name="T10">. What is the</text:span><text:span text:style-name="T5"> </text:span><text:span text:style-name="T6">diameter</text:span><text:span text:style-name="T10">?</text:span></text:p>
                <text:list>
                  <text:list-item>
                    <text:p><text:span text:style-name="T10">Diameter is </text:span><text:span text:style-name="T6">max</text:span><text:span text:style-name="T10"> value in the final matrix: </text:span><text:span text:style-name="T8">δ(x,z)</text:span><text:span text:style-name="T10"> = </text:span><text:span text:style-name="T8">9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6.275cm" svg:height="6.383cm" svg:x="2.85cm" svg:y="5.513cm">
          <draw:text-box>
            <text:p><text:span text:style-name="T37">k=0</text:span><text:span text:style-name="T34"> (orig)</text:span></text:p>
            <text:p><text:span text:style-name="T34"><text:s/></text:span><text:span text:style-name="T34">. </text:span><text:span text:style-name="T35">t w x y z</text:span></text:p>
            <text:p><text:span text:style-name="T35">t</text:span><text:span text:style-name="T34">: 0 0 2 7 </text:span><text:span text:style-name="T45">∞</text:span></text:p>
            <text:p><text:span text:style-name="T35">w</text:span><text:span text:style-name="T34">: </text:span><text:span text:style-name="T45">∞</text:span><text:span text:style-name="T34"> 0 </text:span><text:span text:style-name="T45">∞</text:span><text:span text:style-name="T34"> </text:span><text:span text:style-name="T45">∞</text:span><text:span text:style-name="T34"> 3</text:span></text:p>
            <text:p><text:span text:style-name="T35">x</text:span><text:span text:style-name="T34">: </text:span><text:span text:style-name="T45">∞</text:span><text:span text:style-name="T34"> </text:span><text:span text:style-name="T45">∞</text:span><text:span text:style-name="T34"> 0 4 </text:span><text:span text:style-name="T45">∞</text:span></text:p>
            <text:p><text:span text:style-name="T35">y</text:span><text:span text:style-name="T34">: </text:span><text:span text:style-name="T45">∞</text:span><text:span text:style-name="T34"> 2 2 0 </text:span><text:span text:style-name="T45">∞</text:span></text:p>
            <text:p><text:span text:style-name="T35">z</text:span><text:span text:style-name="T34">: </text:span><text:span text:style-name="T45">∞</text:span><text:span text:style-name="T34"> </text:span><text:span text:style-name="T45">∞</text:span><text:span text:style-name="T34"> </text:span><text:span text:style-name="T45">∞</text:span><text:span text:style-name="T34"> 1 0</text:span></text:p>
          </draw:text-box>
        </draw:frame>
        <draw:frame draw:style-name="gr9" draw:text-style-name="P9" draw:layer="layout" svg:width="6.275cm" svg:height="6.383cm" svg:x="2.85cm" svg:y="12.7cm">
          <draw:text-box>
            <text:p><text:span text:style-name="T37">k=3</text:span><text:span text:style-name="T34"> (via </text:span><text:span text:style-name="T35">x</text:span><text:span text:style-name="T34">)</text:span></text:p>
            <text:p><text:span text:style-name="T34"><text:s/></text:span><text:span text:style-name="T34">. </text:span><text:span text:style-name="T35">t w x y z</text:span></text:p>
            <text:p><text:span text:style-name="T35">t</text:span><text:span text:style-name="T34">: 0 0 2 6 3</text:span></text:p>
            <text:p><text:span text:style-name="T35">w</text:span><text:span text:style-name="T34">: </text:span><text:span text:style-name="T45">∞</text:span><text:span text:style-name="T34"> 0 </text:span><text:span text:style-name="T45">∞</text:span><text:span text:style-name="T34"> </text:span><text:span text:style-name="T45">∞</text:span><text:span text:style-name="T34"> 3</text:span></text:p>
            <text:p><text:span text:style-name="T35">x</text:span><text:span text:style-name="T34">: </text:span><text:span text:style-name="T45">∞</text:span><text:span text:style-name="T34"> </text:span><text:span text:style-name="T45">∞</text:span><text:span text:style-name="T34"> 0 4 </text:span><text:span text:style-name="T45">∞</text:span></text:p>
            <text:p><text:span text:style-name="T35">y</text:span><text:span text:style-name="T34">: </text:span><text:span text:style-name="T45">∞</text:span><text:span text:style-name="T34"> 2 2 0 5</text:span></text:p>
            <text:p><text:span text:style-name="T35">z</text:span><text:span text:style-name="T34">: </text:span><text:span text:style-name="T45">∞</text:span><text:span text:style-name="T34"> </text:span><text:span text:style-name="T45">∞</text:span><text:span text:style-name="T34"> </text:span><text:span text:style-name="T45">∞</text:span><text:span text:style-name="T34"> 1 0</text:span></text:p>
          </draw:text-box>
        </draw:frame>
        <draw:frame draw:style-name="gr5" draw:text-style-name="P9" draw:layer="layout" svg:width="5.625cm" svg:height="4.631cm" svg:x="11.501cm" svg:y="5.59cm">
          <draw:text-box>
            <text:p><text:span text:style-name="T37">k=1</text:span><text:span text:style-name="T34"> (via </text:span><text:span text:style-name="T35">t</text:span><text:span text:style-name="T34">)</text:span><text:span text:style-name="T34"><text:line-break/></text:span><text:span text:style-name="T34">(same as</text:span><text:span text:style-name="T34"><text:line-break/></text:span><text:span text:style-name="T37">k=0</text:span><text:span text:style-name="T34"> since</text:span><text:span text:style-name="T34"><text:line-break/></text:span><text:span text:style-name="T34">no edges go</text:span><text:span text:style-name="T34"><text:line-break/></text:span><text:span text:style-name="T34">into </text:span><text:span text:style-name="T35">t</text:span><text:span text:style-name="T34">)</text:span></text:p>
          </draw:text-box>
        </draw:frame>
        <draw:frame draw:style-name="gr8" draw:text-style-name="P9" draw:layer="layout" svg:width="6.675cm" svg:height="6.383cm" svg:x="11.501cm" svg:y="12.701cm">
          <draw:text-box>
            <text:p><text:span text:style-name="T37">k=4</text:span><text:span text:style-name="T34"> (via </text:span><text:span text:style-name="T35">y</text:span><text:span text:style-name="T34">)</text:span></text:p>
            <text:p><text:span text:style-name="T34"><text:s/></text:span><text:span text:style-name="T34">. </text:span><text:span text:style-name="T35">t w x y z</text:span></text:p>
            <text:p><text:span text:style-name="T35">t</text:span><text:span text:style-name="T34">: 0 0 2 6 3</text:span></text:p>
            <text:p><text:span text:style-name="T35">w</text:span><text:span text:style-name="T34">: </text:span><text:span text:style-name="T45">∞</text:span><text:span text:style-name="T34"> 0 </text:span><text:span text:style-name="T45">∞</text:span><text:span text:style-name="T34"> </text:span><text:span text:style-name="T45">∞</text:span><text:span text:style-name="T34"> 3</text:span></text:p>
            <text:p><text:span text:style-name="T35">x</text:span><text:span text:style-name="T34">: </text:span><text:span text:style-name="T45">∞</text:span><text:span text:style-name="T34"> 6 0 4 9</text:span></text:p>
            <text:p><text:span text:style-name="T35">y</text:span><text:span text:style-name="T34">: </text:span><text:span text:style-name="T45">∞</text:span><text:span text:style-name="T34"> 2 2 0 5</text:span></text:p>
            <text:p><text:span text:style-name="T35">z</text:span><text:span text:style-name="T34">: </text:span><text:span text:style-name="T45">∞</text:span><text:span text:style-name="T34"> 3 3 1 0</text:span></text:p>
          </draw:text-box>
        </draw:frame>
        <draw:frame draw:style-name="gr5" draw:text-style-name="P9" draw:layer="layout" svg:width="6.092cm" svg:height="6.383cm" svg:x="20.352cm" svg:y="5.514cm">
          <draw:text-box>
            <text:p><text:span text:style-name="T37">k=2</text:span><text:span text:style-name="T34"> (via </text:span><text:span text:style-name="T35">w</text:span><text:span text:style-name="T34">)</text:span></text:p>
            <text:p><text:span text:style-name="T34"><text:s/></text:span><text:span text:style-name="T34">. </text:span><text:span text:style-name="T35">t w x y z</text:span></text:p>
            <text:p><text:span text:style-name="T35">t</text:span><text:span text:style-name="T34">: 0 0 2 7 3</text:span></text:p>
            <text:p><text:span text:style-name="T35">w</text:span><text:span text:style-name="T34">: </text:span><text:span text:style-name="T45">∞</text:span><text:span text:style-name="T34"> 0 </text:span><text:span text:style-name="T45">∞</text:span><text:span text:style-name="T34"> </text:span><text:span text:style-name="T45">∞</text:span><text:span text:style-name="T34"> 3</text:span></text:p>
            <text:p><text:span text:style-name="T35">x</text:span><text:span text:style-name="T34">: </text:span><text:span text:style-name="T45">∞</text:span><text:span text:style-name="T34"> </text:span><text:span text:style-name="T45">∞</text:span><text:span text:style-name="T34"> 0 4 </text:span><text:span text:style-name="T45">∞</text:span></text:p>
            <text:p><text:span text:style-name="T35">y</text:span><text:span text:style-name="T34">: </text:span><text:span text:style-name="T45">∞</text:span><text:span text:style-name="T34"> 2 2 0 5</text:span></text:p>
            <text:p><text:span text:style-name="T35">z</text:span><text:span text:style-name="T34">: </text:span><text:span text:style-name="T45">∞</text:span><text:span text:style-name="T34"> </text:span><text:span text:style-name="T45">∞</text:span><text:span text:style-name="T34"> </text:span><text:span text:style-name="T45">∞</text:span><text:span text:style-name="T34"> 1 0</text:span></text:p>
          </draw:text-box>
        </draw:frame>
        <draw:frame draw:style-name="gr8" draw:text-style-name="P9" draw:layer="layout" svg:width="6.675cm" svg:height="6.383cm" svg:x="20.352cm" svg:y="12.702cm">
          <draw:text-box>
            <text:p><text:span text:style-name="T37">k=5</text:span><text:span text:style-name="T34"> (via </text:span><text:span text:style-name="T35">z</text:span><text:span text:style-name="T34">)</text:span></text:p>
            <text:p><text:span text:style-name="T34"><text:s/></text:span><text:span text:style-name="T34">. </text:span><text:span text:style-name="T35">t w x y z</text:span></text:p>
            <text:p><text:span text:style-name="T35">t</text:span><text:span text:style-name="T34">: 0 0 2 4 3</text:span></text:p>
            <text:p><text:span text:style-name="T35">w</text:span><text:span text:style-name="T34">: </text:span><text:span text:style-name="T45">∞</text:span><text:span text:style-name="T34"> 0 6 4 3</text:span></text:p>
            <text:p><text:span text:style-name="T35">x</text:span><text:span text:style-name="T34">: </text:span><text:span text:style-name="T45">∞</text:span><text:span text:style-name="T34"> 6 0 4 9</text:span></text:p>
            <text:p><text:span text:style-name="T35">y</text:span><text:span text:style-name="T34">: </text:span><text:span text:style-name="T45">∞</text:span><text:span text:style-name="T34"> 2 2 0 5</text:span></text:p>
            <text:p><text:span text:style-name="T35">z</text:span><text:span text:style-name="T34">: </text:span><text:span text:style-name="T45">∞</text:span><text:span text:style-name="T34"> 3 3 1 0</text:span></text:p>
          </draw:text-box>
        </draw:frame>
        <draw:custom-shape draw:style-name="gr7" draw:text-style-name="P2" draw:layer="layout" svg:width="1.905cm" svg:height="1.905cm" svg:x="9.425cm" svg:y="7.62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18.026cm" svg:y="7.621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9.425cm" svg:y="15.239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18.026cm" svg:y="15.24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905cm" svg:height="1.905cm" svg:x="0.635cm" svg:y="15.24cm">
          <text:p/>
          <draw:enhanced-geometry svg:viewBox="0 0 21600 21600" draw:text-areas="0 ?f0 ?f5 ?f2" draw:type="right-arrow" draw:modifiers="13293.1794333683 5258.342077649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Courier New1" svg:font-family="'Courier New'" style:font-family-generic="modern" style:font-pitch="fixed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family="'Lucida Sans'" style:font-style-name="Regular" style:font-pitch="variable" fo:font-size="16pt" fo:font-style="normal" fo:text-shadow="1pt 1pt" style:text-underline-style="none" fo:font-weight="normal" style:font-name-asian="Lucida Sans Unicode4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cm" fo:text-indent="0cm">
        <style:tab-stops/>
      </style:paragraph-properties>
      <style:text-properties fo:color="#ffffff" style:text-outline="false" style:text-line-through-style="none" style:font-name="Lucida Sans Unicode1" fo:font-family="'Lucida Sans Unicode'" style:font-family-generic="swiss" fo:font-size="28pt" fo:font-style="normal" fo:text-shadow="none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.2cm" fo:margin-bottom="0cm" fo:text-indent="0cm"/>
      <style:text-properties style:font-name="Lucida Sans Unicode1"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family="'Lucida Sans'" style:font-style-name="Regular" style:font-pitch="variable" fo:font-size="28pt" fo:font-style="normal" fo:text-shadow="1pt 1pt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family="'Lucida Sans Unicode'" style:font-family-generic="swiss" fo:font-size="40pt" fo:font-style="normal" fo:text-shadow="1pt 1pt" style:text-underline-style="none" fo:font-weight="bold" style:font-name-asian="Lucida Sans Unicode4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Lucida Sans Unicode4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family="'Lucida Sans Unicode'" style:font-family-generic="swiss" fo:font-size="28pt" fo:font-style="normal" fo:text-shadow="none" style:text-underline-style="none" fo:font-weight="bold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family="'Lucida Sans'" style:font-style-name="Regular" style:font-pitch="variable" fo:font-size="28pt" fo:font-style="normal" fo:text-shadow="none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family="'Lucida Sans Unicode'" style:font-family-generic="swiss" fo:font-size="40pt" fo:font-style="normal" fo:text-shadow="1pt 1pt" style:text-underline-style="none" fo:font-weight="bold" style:font-name-asian="Lucida Sans Unicode4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10-12-06T13:22:16</meta:creation-date>
    <dc:language>en-US</dc:language>
    <meta:editing-cycles>420</meta:editing-cycles>
    <meta:editing-duration>P12DT18H39M</meta:editing-duration>
    <meta:initial-creator>sean ho</meta:initial-creator>
    <dc:date>2013-12-14T11:57:00.759491338</dc:date>
    <dc:creator>Sean Ho</dc:creator>
    <meta:document-statistic meta:object-count="3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